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ce style:name="Lohit Devanagari1" svg:font-family="'Lohit Devanagari'"/>
    <style:font-face style:name="Open Sans" svg:font-family="'Open Sans', sans-serif"/>
    <style:font-face style:name="medium-content-serif-font" svg:font-family="medium-content-serif-font, Georgia, Cambria, 'Times New Roman', Times, serif"/>
    <style:font-face style:name="medium-content-serif-font1" svg:font-family="medium-content-serif-font, Georgia, Cambria, 'Times New Roman', Times,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0d0a7" officeooo:paragraph-rsid="0000d0a7"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officeooo:rsid="0000d0a7" officeooo:paragraph-rsid="0000d0a7"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2d2339" officeooo:paragraph-rsid="002d2339"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36d369" officeooo:paragraph-rsid="0036d369"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38b40c" officeooo:paragraph-rsid="0038b40c"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0pt" fo:font-weight="normal" officeooo:rsid="0000d0a7" officeooo:paragraph-rsid="0000d0a7"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fo:font-weight="normal" officeooo:rsid="0001c6b1" officeooo:paragraph-rsid="0001c6b1"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01c6b1" officeooo:paragraph-rsid="001c7134"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officeooo:rsid="0002b91f" officeooo:paragraph-rsid="0002b91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weight="normal" officeooo:rsid="0002b91f" officeooo:paragraph-rsid="001534c1"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normal" officeooo:rsid="001534c1" officeooo:paragraph-rsid="001534c1"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fo:font-weight="normal" officeooo:rsid="001534c1" officeooo:paragraph-rsid="001c7134"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font-size="10pt" fo:font-weight="normal" officeooo:rsid="001c7134" officeooo:paragraph-rsid="001c7134"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1f10cc" officeooo:paragraph-rsid="001534c1"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fo:font-weight="normal" officeooo:rsid="001f10cc" officeooo:paragraph-rsid="001f10cc"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fo:font-weight="normal" officeooo:rsid="001f10cc" officeooo:paragraph-rsid="002ac054"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officeooo:paragraph-rsid="000a978d"/>
    </style:style>
    <style:style style:name="P18" style:family="paragraph" style:parent-style-name="Standard">
      <style:paragraph-properties fo:text-align="start" style:justify-single-word="false"/>
      <style:text-properties officeooo:paragraph-rsid="000c8c8f"/>
    </style:style>
    <style:style style:name="P19" style:family="paragraph" style:parent-style-name="Standard">
      <style:paragraph-properties fo:text-align="start" style:justify-single-word="false"/>
      <style:text-properties officeooo:paragraph-rsid="001205e5"/>
    </style:style>
    <style:style style:name="P20" style:family="paragraph" style:parent-style-name="Standard">
      <style:paragraph-properties fo:text-align="start" style:justify-single-word="false"/>
      <style:text-properties officeooo:paragraph-rsid="00134325"/>
    </style:style>
    <style:style style:name="P21" style:family="paragraph" style:parent-style-name="Standard">
      <style:paragraph-properties fo:text-align="start" style:justify-single-word="false"/>
      <style:text-properties officeooo:paragraph-rsid="00135482"/>
    </style:style>
    <style:style style:name="P22" style:family="paragraph" style:parent-style-name="Standard">
      <style:paragraph-properties fo:text-align="start" style:justify-single-word="false"/>
      <style:text-properties officeooo:paragraph-rsid="001534c1"/>
    </style:style>
    <style:style style:name="P23" style:family="paragraph" style:parent-style-name="Standard">
      <style:paragraph-properties fo:text-align="start" style:justify-single-word="false"/>
      <style:text-properties officeooo:paragraph-rsid="001f10cc"/>
    </style:style>
    <style:style style:name="P24" style:family="paragraph" style:parent-style-name="Standard">
      <style:paragraph-properties fo:text-align="start" style:justify-single-word="false"/>
      <style:text-properties officeooo:paragraph-rsid="0027ad4d"/>
    </style:style>
    <style:style style:name="P25" style:family="paragraph" style:parent-style-name="Standard">
      <style:paragraph-properties fo:text-align="start" style:justify-single-word="false"/>
      <style:text-properties officeooo:paragraph-rsid="002a6527"/>
    </style:style>
    <style:style style:name="P26" style:family="paragraph" style:parent-style-name="Standard">
      <style:paragraph-properties fo:text-align="start" style:justify-single-word="false"/>
      <style:text-properties officeooo:paragraph-rsid="002ac054"/>
    </style:style>
    <style:style style:name="P27" style:family="paragraph" style:parent-style-name="Standard">
      <style:paragraph-properties fo:text-align="start" style:justify-single-word="false"/>
      <style:text-properties officeooo:paragraph-rsid="002c1305"/>
    </style:style>
    <style:style style:name="P28" style:family="paragraph" style:parent-style-name="Standard">
      <style:paragraph-properties fo:text-align="start" style:justify-single-word="false"/>
      <style:text-properties officeooo:paragraph-rsid="00352d92"/>
    </style:style>
    <style:style style:name="P29" style:family="paragraph" style:parent-style-name="Standard">
      <style:paragraph-properties fo:text-align="start" style:justify-single-word="false"/>
      <style:text-properties officeooo:paragraph-rsid="0036bb82"/>
    </style:style>
    <style:style style:name="P30" style:family="paragraph" style:parent-style-name="Standard">
      <style:paragraph-properties fo:text-align="start" style:justify-single-word="false"/>
      <style:text-properties officeooo:paragraph-rsid="003f1dff"/>
    </style:style>
    <style:style style:name="P31" style:family="paragraph" style:parent-style-name="Standard">
      <style:paragraph-properties fo:text-align="start" style:justify-single-word="false"/>
      <style:text-properties fo:font-size="8pt" fo:font-weight="normal" officeooo:rsid="0000d0a7" officeooo:paragraph-rsid="0000d0a7" style:font-size-asian="8pt" style:font-weight-asian="normal" style:font-size-complex="8pt" style:font-weight-complex="normal"/>
    </style:style>
    <style:style style:name="P32" style:family="paragraph" style:parent-style-name="Standard">
      <style:paragraph-properties fo:text-align="start" style:justify-single-word="false"/>
      <style:text-properties fo:font-size="8pt" fo:font-weight="normal" officeooo:rsid="0008af50" officeooo:paragraph-rsid="000a978d" style:font-size-asian="8pt" style:font-weight-asian="normal" style:font-size-complex="8pt" style:font-weight-complex="normal"/>
    </style:style>
    <style:style style:name="P33" style:family="paragraph" style:parent-style-name="Standard">
      <style:paragraph-properties fo:text-align="start" style:justify-single-word="false"/>
      <style:text-properties fo:font-size="8pt" fo:font-weight="normal" officeooo:rsid="0008af50" officeooo:paragraph-rsid="000c8c8f" style:font-size-asian="8pt" style:font-weight-asian="normal" style:font-size-complex="8pt" style:font-weight-complex="normal"/>
    </style:style>
    <style:style style:name="P34" style:family="paragraph" style:parent-style-name="Standard">
      <style:paragraph-properties fo:text-align="start" style:justify-single-word="false"/>
      <style:text-properties fo:font-size="8pt" fo:font-weight="normal" officeooo:rsid="001205e5" officeooo:paragraph-rsid="001205e5" style:font-size-asian="8pt" style:font-weight-asian="normal" style:font-size-complex="8pt" style:font-weight-complex="normal"/>
    </style:style>
    <style:style style:name="P35" style:family="paragraph" style:parent-style-name="Standard">
      <style:paragraph-properties fo:text-align="start" style:justify-single-word="false"/>
      <style:text-properties fo:font-size="8pt" fo:font-weight="normal" officeooo:rsid="001205e5" officeooo:paragraph-rsid="00135482" style:font-size-asian="8pt" style:font-weight-asian="normal" style:font-size-complex="8pt" style:font-weight-complex="normal"/>
    </style:style>
    <style:style style:name="P36" style:family="paragraph" style:parent-style-name="Standard">
      <style:paragraph-properties fo:text-align="start" style:justify-single-word="false"/>
      <style:text-properties fo:font-size="8pt" fo:font-weight="normal" officeooo:rsid="00134325" officeooo:paragraph-rsid="00134325" style:font-size-asian="8pt" style:font-weight-asian="normal" style:font-size-complex="8pt" style:font-weight-complex="normal"/>
    </style:style>
    <style:style style:name="P37" style:family="paragraph" style:parent-style-name="Standard">
      <style:paragraph-properties fo:text-align="start" style:justify-single-word="false"/>
      <style:text-properties fo:font-size="8pt" fo:font-weight="normal" officeooo:rsid="000ed9fc" officeooo:paragraph-rsid="001c7134"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font-size="8pt" fo:font-weight="normal" officeooo:rsid="001190ba" officeooo:paragraph-rsid="001c7134" style:font-size-asian="8pt" style:font-weight-asian="normal" style:font-size-complex="8pt" style:font-weight-complex="normal"/>
    </style:style>
    <style:style style:name="P39" style:family="paragraph" style:parent-style-name="Standard">
      <style:paragraph-properties fo:text-align="start" style:justify-single-word="false"/>
      <style:text-properties fo:font-size="8pt" fo:font-weight="normal" officeooo:rsid="001534c1" officeooo:paragraph-rsid="001c7134" style:font-size-asian="8pt" style:font-weight-asian="normal" style:font-size-complex="8pt" style:font-weight-complex="normal"/>
    </style:style>
    <style:style style:name="P40" style:family="paragraph" style:parent-style-name="Standard">
      <style:paragraph-properties fo:text-align="start" style:justify-single-word="false"/>
      <style:text-properties fo:font-size="8pt" fo:font-weight="normal" officeooo:rsid="001534c1" officeooo:paragraph-rsid="001df76e" style:font-size-asian="8pt" style:font-weight-asian="normal" style:font-size-complex="8pt" style:font-weight-complex="normal"/>
    </style:style>
    <style:style style:name="P41" style:family="paragraph" style:parent-style-name="Standard">
      <style:paragraph-properties fo:text-align="start" style:justify-single-word="false"/>
      <style:text-properties fo:font-size="8pt" fo:font-weight="normal" officeooo:rsid="001c7134" officeooo:paragraph-rsid="001df76e" style:font-size-asian="8pt" style:font-weight-asian="normal" style:font-size-complex="8pt" style:font-weight-complex="normal"/>
    </style:style>
    <style:style style:name="P42" style:family="paragraph" style:parent-style-name="Standard">
      <style:paragraph-properties fo:text-align="start" style:justify-single-word="false"/>
      <style:text-properties fo:font-size="8pt" fo:font-weight="normal" officeooo:rsid="002e9237" officeooo:paragraph-rsid="002d2339" style:font-size-asian="8pt" style:font-weight-asian="normal" style:font-size-complex="8pt" style:font-weight-complex="normal"/>
    </style:style>
    <style:style style:name="P43" style:family="paragraph" style:parent-style-name="Standard">
      <style:paragraph-properties fo:text-align="start" style:justify-single-word="false"/>
      <style:text-properties fo:font-size="8pt" fo:font-weight="normal" officeooo:rsid="002d2339" officeooo:paragraph-rsid="0036bb82" style:font-size-asian="8pt" style:font-weight-asian="normal" style:font-size-complex="8pt" style:font-weight-complex="normal"/>
    </style:style>
    <style:style style:name="P44" style:family="paragraph" style:parent-style-name="Standard">
      <style:paragraph-properties fo:text-align="start" style:justify-single-word="false"/>
      <style:text-properties fo:font-size="8pt" fo:font-weight="normal" officeooo:rsid="0036d369" officeooo:paragraph-rsid="0036d369" style:font-size-asian="8pt" style:font-weight-asian="normal" style:font-size-complex="8pt" style:font-weight-complex="normal"/>
    </style:style>
    <style:style style:name="P45" style:family="paragraph" style:parent-style-name="Standard">
      <style:paragraph-properties fo:text-align="start" style:justify-single-word="false"/>
      <style:text-properties fo:font-size="8pt" fo:font-weight="normal" officeooo:rsid="0038b40c" officeooo:paragraph-rsid="0038b40c" style:font-size-asian="8pt" style:font-weight-asian="normal" style:font-size-complex="8pt" style:font-weight-complex="normal"/>
    </style:style>
    <style:style style:name="P46" style:family="paragraph" style:parent-style-name="Standard">
      <style:paragraph-properties fo:text-align="center" style:justify-single-word="false"/>
      <style:text-properties fo:font-size="8pt" fo:font-weight="bold" officeooo:rsid="0000d0a7" officeooo:paragraph-rsid="0000d0a7" style:font-size-asian="8pt" style:font-weight-asian="bold" style:font-size-complex="8pt" style:font-weight-complex="bold"/>
    </style:style>
    <style:style style:name="P47" style:family="paragraph" style:parent-style-name="Standard">
      <style:paragraph-properties fo:text-align="start" style:justify-single-word="false"/>
      <style:text-properties style:font-name="Liberation Serif" officeooo:paragraph-rsid="0004549f"/>
    </style:style>
    <style:style style:name="P48" style:family="paragraph" style:parent-style-name="Standard">
      <style:paragraph-properties fo:text-align="start" style:justify-single-word="false"/>
      <style:text-properties style:font-name="Liberation Serif" officeooo:paragraph-rsid="000653c1"/>
    </style:style>
    <style:style style:name="P49" style:family="paragraph" style:parent-style-name="Standard">
      <style:paragraph-properties fo:text-align="start" style:justify-single-word="false"/>
      <style:text-properties fo:font-variant="normal" fo:text-transform="none" fo:color="#222222" style:font-name="Liberation Serif" fo:font-size="8pt" fo:letter-spacing="normal" fo:font-style="normal" fo:font-weight="normal" officeooo:rsid="0000d0a7" officeooo:paragraph-rsid="0004549f" style:font-size-asian="8pt" style:font-weight-asian="normal" style:font-size-complex="8pt" style:font-weight-complex="normal"/>
    </style:style>
    <style:style style:name="P50" style:family="paragraph" style:parent-style-name="Standard">
      <style:paragraph-properties fo:text-align="start" style:justify-single-word="false"/>
      <style:text-properties fo:font-variant="normal" fo:text-transform="none" style:font-name="medium-content-serif-font" fo:font-size="8pt" fo:letter-spacing="normal" fo:font-style="normal" fo:font-weight="normal" officeooo:rsid="001f10cc" officeooo:paragraph-rsid="001534c1" style:font-size-asian="8pt" style:font-weight-asian="normal" style:font-size-complex="8pt" style:font-weight-complex="normal"/>
    </style:style>
    <style:style style:name="P51" style:family="paragraph" style:parent-style-name="Standard">
      <style:paragraph-properties fo:text-align="start" style:justify-single-word="false"/>
      <style:text-properties fo:font-variant="normal" fo:text-transform="none" style:font-name="medium-content-serif-font" fo:font-size="8pt" fo:letter-spacing="normal" fo:font-style="normal" fo:font-weight="normal" officeooo:rsid="001f10cc" officeooo:paragraph-rsid="001f10cc" style:font-size-asian="8pt" style:font-weight-asian="normal" style:font-size-complex="8pt" style:font-weight-complex="normal"/>
    </style:style>
    <style:style style:name="P52" style:family="paragraph" style:parent-style-name="Standard">
      <style:paragraph-properties fo:text-align="start" style:justify-single-word="false"/>
      <style:text-properties fo:font-variant="normal" fo:text-transform="none" style:font-name="medium-content-serif-font" fo:font-size="8pt" fo:letter-spacing="normal" fo:font-style="normal" fo:font-weight="normal" officeooo:rsid="001f10cc" officeooo:paragraph-rsid="0027ad4d" style:font-size-asian="8pt" style:font-weight-asian="normal" style:font-size-complex="8pt" style:font-weight-complex="normal"/>
    </style:style>
    <style:style style:name="P53" style:family="paragraph" style:parent-style-name="Standard">
      <style:paragraph-properties fo:text-align="start" style:justify-single-word="false"/>
      <style:text-properties fo:font-variant="normal" fo:text-transform="none" style:font-name="medium-content-serif-font" fo:font-size="8pt" fo:letter-spacing="normal" fo:font-style="normal" fo:font-weight="normal" officeooo:rsid="001f10cc" officeooo:paragraph-rsid="002a6527" style:font-size-asian="8pt" style:font-weight-asian="normal" style:font-size-complex="8pt" style:font-weight-complex="normal"/>
    </style:style>
    <style:style style:name="P54" style:family="paragraph" style:parent-style-name="Standard">
      <style:paragraph-properties fo:text-align="start" style:justify-single-word="false"/>
      <style:text-properties fo:font-variant="normal" fo:text-transform="none" fo:color="#595858" style:font-name="Liberation Serif" fo:font-size="8pt" fo:letter-spacing="normal" fo:font-style="normal" fo:font-weight="normal" officeooo:paragraph-rsid="002c1305" style:font-size-asian="8pt" style:font-size-complex="8pt"/>
    </style:style>
    <style:style style:name="P55" style:family="paragraph" style:parent-style-name="Standard">
      <style:paragraph-properties fo:text-align="start" style:justify-single-word="false"/>
      <style:text-properties fo:font-variant="normal" fo:text-transform="none" fo:color="#000000" style:font-name="Calibri" fo:font-size="8pt" fo:letter-spacing="normal" fo:font-style="normal" fo:font-weight="normal" officeooo:rsid="001f10cc" officeooo:paragraph-rsid="001f10cc" style:font-size-asian="8pt" style:font-weight-asian="normal" style:font-size-complex="8pt" style:font-weight-complex="normal"/>
    </style:style>
    <style:style style:name="P56" style:family="paragraph" style:parent-style-name="Standard">
      <style:paragraph-properties fo:text-align="start" style:justify-single-word="false"/>
      <style:text-properties style:font-name="medium-content-serif-font1" officeooo:paragraph-rsid="002c1305"/>
    </style:style>
    <style:style style:name="P57" style:family="paragraph" style:parent-style-name="Standard">
      <style:paragraph-properties fo:text-align="center" style:justify-single-word="false"/>
      <style:text-properties fo:font-size="8pt" fo:font-weight="bold" officeooo:rsid="0000d0a7" officeooo:paragraph-rsid="0000d0a7" style:font-size-asian="8pt" style:font-weight-asian="bold" style:font-size-complex="8pt" style:font-weight-complex="bold"/>
    </style:style>
    <style:style style:name="P58" style:family="paragraph" style:parent-style-name="Standard">
      <style:paragraph-properties fo:text-align="start" style:justify-single-word="false"/>
      <style:text-properties officeooo:paragraph-rsid="0044a1ea"/>
    </style:style>
    <style:style style:name="P59" style:family="paragraph" style:parent-style-name="Standard">
      <style:paragraph-properties fo:text-align="start" style:justify-single-word="false"/>
      <style:text-properties officeooo:paragraph-rsid="00423e89"/>
    </style:style>
    <style:style style:name="P60" style:family="paragraph" style:parent-style-name="Standard">
      <style:paragraph-properties fo:text-align="start" style:justify-single-word="false"/>
      <style:text-properties officeooo:paragraph-rsid="0049c371"/>
    </style:style>
    <style:style style:name="P61" style:family="paragraph" style:parent-style-name="Standard">
      <style:paragraph-properties fo:text-align="start" style:justify-single-word="false"/>
      <style:text-properties officeooo:paragraph-rsid="004bbcb1"/>
    </style:style>
    <style:style style:name="T1" style:family="text">
      <style:text-properties fo:font-variant="normal" fo:text-transform="none" fo:color="#000000" fo:font-size="8pt" fo:letter-spacing="normal" fo:font-style="normal" fo:font-weight="normal" style:font-size-asian="8pt" style:font-size-complex="8pt"/>
    </style:style>
    <style:style style:name="T2" style:family="text">
      <style:text-properties fo:font-variant="normal" fo:text-transform="none" fo:color="#000000" fo:font-size="8pt" fo:letter-spacing="normal" fo:font-style="normal" fo:font-weight="normal" officeooo:rsid="0003b288" style:font-size-asian="8pt" style:font-size-complex="8pt"/>
    </style:style>
    <style:style style:name="T3" style:family="text">
      <style:text-properties fo:font-variant="normal" fo:text-transform="none" fo:color="#000000" fo:font-size="8pt" fo:letter-spacing="normal" fo:font-style="normal" fo:font-weight="normal" officeooo:rsid="0004549f" style:font-size-asian="8pt" style:font-size-complex="8pt"/>
    </style:style>
    <style:style style:name="T4" style:family="text">
      <style:text-properties fo:font-variant="normal" fo:text-transform="none" fo:color="#000000" style:font-name="Liberation Serif" fo:font-size="8pt" fo:letter-spacing="0.0102in" fo:font-style="normal" fo:font-weight="normal" officeooo:rsid="00423e89" style:font-size-asian="8pt" style:font-weight-asian="normal" style:font-size-complex="8pt" style:font-weight-complex="normal"/>
    </style:style>
    <style:style style:name="T5" style:family="text">
      <style:text-properties fo:font-variant="normal" fo:text-transform="none" fo:color="#222222" fo:font-size="8pt" fo:letter-spacing="normal" fo:font-style="normal" fo:font-weight="normal" officeooo:rsid="0000d0a7" style:font-size-asian="8pt" style:font-weight-asian="normal" style:font-size-complex="8pt" style:font-weight-complex="normal"/>
    </style:style>
    <style:style style:name="T6" style:family="text">
      <style:text-properties fo:font-variant="normal" fo:text-transform="none" fo:color="#111111" style:font-name="Liberation Serif" fo:letter-spacing="normal" fo:font-style="normal"/>
    </style:style>
    <style:style style:name="T7" style:family="text">
      <style:text-properties fo:font-variant="normal" fo:text-transform="none" fo:color="#111111" style:font-name="Liberation Serif" fo:letter-spacing="normal" officeooo:rsid="001d251b"/>
    </style:style>
    <style:style style:name="T8" style:family="text">
      <style:text-properties fo:font-variant="normal" fo:text-transform="none" style:font-name="medium-content-serif-font" fo:font-size="10pt" fo:letter-spacing="normal" fo:font-style="normal" fo:font-weight="normal" officeooo:rsid="001f10cc" style:font-size-asian="10pt" style:font-weight-asian="normal" style:font-size-complex="10pt" style:font-weight-complex="normal"/>
    </style:style>
    <style:style style:name="T9" style:family="text">
      <style:text-properties fo:font-variant="normal" fo:text-transform="none" style:font-name="medium-content-serif-font" fo:font-size="8pt" fo:letter-spacing="normal" fo:font-style="normal" fo:font-weight="normal" officeooo:rsid="001f10cc" style:font-size-asian="8pt" style:font-weight-asian="normal" style:font-size-complex="8pt" style:font-weight-complex="normal"/>
    </style:style>
    <style:style style:name="T10" style:family="text">
      <style:text-properties fo:font-variant="normal" fo:text-transform="none" style:font-name="medium-content-serif-font" fo:font-size="8pt" fo:letter-spacing="normal" fo:font-style="normal" fo:font-weight="normal" officeooo:rsid="002401f4" style:font-size-asian="8pt" style:font-weight-asian="normal" style:font-size-complex="8pt" style:font-weight-complex="normal"/>
    </style:style>
    <style:style style:name="T11" style:family="text">
      <style:text-properties fo:font-variant="normal" fo:text-transform="none" style:font-name="medium-content-serif-font" fo:font-size="8pt" fo:letter-spacing="normal" fo:font-style="normal" fo:font-weight="normal" officeooo:rsid="0025328f" style:font-size-asian="8pt" style:font-weight-asian="normal" style:font-size-complex="8pt" style:font-weight-complex="normal"/>
    </style:style>
    <style:style style:name="T12" style:family="text">
      <style:text-properties fo:font-variant="normal" fo:text-transform="none" style:font-name="medium-content-serif-font" fo:font-size="8pt" fo:letter-spacing="normal" fo:font-style="normal" fo:font-weight="normal" officeooo:rsid="00268cfa" style:font-size-asian="8pt" style:font-weight-asian="normal" style:font-size-complex="8pt" style:font-weight-complex="normal"/>
    </style:style>
    <style:style style:name="T13" style:family="text">
      <style:text-properties fo:font-variant="normal" fo:text-transform="none" style:font-name="medium-content-serif-font" fo:font-size="8pt" fo:letter-spacing="normal" fo:font-style="normal" fo:font-weight="normal" officeooo:rsid="00295d79" style:font-size-asian="8pt" style:font-weight-asian="normal" style:font-size-complex="8pt" style:font-weight-complex="normal"/>
    </style:style>
    <style:style style:name="T14" style:family="text">
      <style:text-properties fo:font-variant="normal" fo:text-transform="none" style:font-name="medium-content-serif-font" fo:font-size="8pt" fo:letter-spacing="normal" fo:font-style="normal" fo:font-weight="normal" officeooo:rsid="002a6527" style:font-size-asian="8pt" style:font-weight-asian="normal" style:font-size-complex="8pt" style:font-weight-complex="normal"/>
    </style:style>
    <style:style style:name="T15" style:family="text">
      <style:text-properties fo:font-variant="normal" fo:text-transform="none" style:font-name="medium-content-serif-font" fo:font-size="8pt" fo:letter-spacing="normal" fo:font-style="normal" fo:font-weight="normal" officeooo:rsid="002ac054" style:font-size-asian="8pt" style:font-weight-asian="normal" style:font-size-complex="8pt" style:font-weight-complex="normal"/>
    </style:style>
    <style:style style:name="T16" style:family="text">
      <style:text-properties fo:font-variant="normal" fo:text-transform="none" style:font-name="medium-content-serif-font" fo:font-size="8pt" fo:letter-spacing="normal" fo:font-style="normal" fo:font-weight="normal" officeooo:rsid="001f10cc" style:font-size-asian="8pt" style:font-size-complex="8pt"/>
    </style:style>
    <style:style style:name="T17" style:family="text">
      <style:text-properties fo:font-variant="normal" fo:text-transform="none" style:font-name="medium-content-serif-font" fo:font-size="8pt" fo:letter-spacing="normal" fo:font-style="normal" officeooo:rsid="001f10cc" style:font-size-asian="8pt" style:font-size-complex="8pt"/>
    </style:style>
    <style:style style:name="T18" style:family="text">
      <style:text-properties fo:font-variant="normal" fo:text-transform="none" fo:color="#595858" fo:font-size="8pt" fo:letter-spacing="normal" fo:font-style="normal" fo:font-weight="normal" style:font-size-asian="8pt" style:font-size-complex="8pt"/>
    </style:style>
    <style:style style:name="T19" style:family="text">
      <style:text-properties fo:font-variant="normal" fo:text-transform="none" fo:color="#595858" fo:font-size="8pt" fo:letter-spacing="normal" fo:font-style="normal" fo:font-weight="normal" officeooo:rsid="002c1305" style:font-size-asian="8pt" style:font-size-complex="8pt"/>
    </style:style>
    <style:style style:name="T20" style:family="text">
      <style:text-properties fo:font-variant="normal" fo:text-transform="none" fo:color="#595858" style:font-name="medium-content-serif-font" fo:font-size="8pt" fo:letter-spacing="normal" fo:font-style="normal" fo:font-weight="normal" officeooo:rsid="002401f4" style:font-size-asian="8pt" style:font-weight-asian="normal" style:font-size-complex="8pt" style:font-weight-complex="normal"/>
    </style:style>
    <style:style style:name="T21" style:family="text">
      <style:text-properties fo:font-variant="normal" fo:text-transform="none" fo:color="#595858" style:font-name="medium-content-serif-font" fo:font-size="8pt" fo:letter-spacing="normal" fo:font-style="normal" fo:font-weight="normal" officeooo:rsid="00295d79" style:font-size-asian="8pt" style:font-weight-asian="normal" style:font-size-complex="8pt" style:font-weight-complex="normal"/>
    </style:style>
    <style:style style:name="T22" style:family="text">
      <style:text-properties fo:font-variant="normal" fo:text-transform="none" fo:color="#595858" style:font-name="medium-content-serif-font" fo:font-size="8pt" fo:letter-spacing="normal" fo:font-style="normal" fo:font-weight="normal" officeooo:rsid="002a6527" style:font-size-asian="8pt" style:font-weight-asian="normal" style:font-size-complex="8pt" style:font-weight-complex="normal"/>
    </style:style>
    <style:style style:name="T23" style:family="text">
      <style:text-properties fo:font-variant="normal" fo:text-transform="none" fo:color="#595858" style:font-name="medium-content-serif-font" fo:font-size="8pt" fo:letter-spacing="normal" fo:font-style="normal" fo:font-weight="normal" officeooo:rsid="002c1305" style:font-size-asian="8pt" style:font-weight-asian="normal" style:font-size-complex="8pt" style:font-weight-complex="normal"/>
    </style:style>
    <style:style style:name="T24" style:family="text">
      <style:text-properties fo:font-variant="normal" fo:text-transform="none" fo:color="#595858" style:font-name="medium-content-serif-font" fo:font-size="8pt" fo:letter-spacing="normal" fo:font-style="normal" fo:font-weight="normal" officeooo:rsid="002c6822" style:font-size-asian="8pt" style:font-weight-asian="normal" style:font-size-complex="8pt" style:font-weight-complex="normal"/>
    </style:style>
    <style:style style:name="T25" style:family="text">
      <style:text-properties fo:font-variant="normal" fo:text-transform="none" fo:color="#007377" style:text-line-through-style="none" style:text-line-through-type="none" style:font-name="Liberation Serif" fo:font-size="8pt" fo:letter-spacing="normal" fo:font-style="normal" style:text-underline-style="none" fo:font-weight="normal" style:text-blinking="false" fo:background-color="#ffffff" loext:char-shading-value="0" style:font-size-asian="8pt" style:font-size-complex="8pt"/>
    </style:style>
    <style:style style:name="T26" style:family="text">
      <style:text-properties fo:font-variant="normal" fo:text-transform="none" style:font-name="Liberation Serif" fo:font-size="8pt" fo:letter-spacing="normal" fo:font-style="normal" fo:font-weight="normal" style:font-size-asian="8pt" style:font-size-complex="8pt"/>
    </style:style>
    <style:style style:name="T27" style:family="text">
      <style:text-properties fo:font-variant="normal" fo:text-transform="none" style:font-name="Liberation Serif" fo:font-size="8pt" fo:letter-spacing="normal" fo:font-style="normal" fo:font-weight="normal" officeooo:rsid="004bbcb1" style:font-size-asian="8pt" style:font-size-complex="8pt"/>
    </style:style>
    <style:style style:name="T28" style:family="text">
      <style:text-properties fo:font-size="10pt" fo:font-weight="normal" officeooo:rsid="0000d0a7" style:font-size-asian="10pt" style:font-weight-asian="normal" style:font-size-complex="10pt" style:font-weight-complex="normal"/>
    </style:style>
    <style:style style:name="T29" style:family="text">
      <style:text-properties fo:font-size="10pt" fo:font-weight="normal" officeooo:rsid="001534c1" style:font-size-asian="10pt" style:font-weight-asian="normal" style:font-size-complex="10pt" style:font-weight-complex="normal"/>
    </style:style>
    <style:style style:name="T30" style:family="text">
      <style:text-properties fo:font-size="10pt" fo:font-weight="normal" officeooo:rsid="001f10cc" style:font-size-asian="10pt" style:font-weight-asian="normal" style:font-size-complex="10pt" style:font-weight-complex="normal"/>
    </style:style>
    <style:style style:name="T31" style:family="text">
      <style:text-properties fo:font-size="10pt" fo:font-weight="normal" officeooo:rsid="0026ce99" style:font-size-asian="10pt" style:font-weight-asian="normal" style:font-size-complex="10pt" style:font-weight-complex="normal"/>
    </style:style>
    <style:style style:name="T32" style:family="text">
      <style:text-properties fo:font-size="10pt" fo:font-weight="normal" officeooo:rsid="002ac054" style:font-size-asian="10pt" style:font-weight-asian="normal" style:font-size-complex="10pt" style:font-weight-complex="normal"/>
    </style:style>
    <style:style style:name="T33" style:family="text">
      <style:text-properties fo:font-size="10pt" style:font-size-asian="10pt" style:font-size-complex="10pt"/>
    </style:style>
    <style:style style:name="T34" style:family="text">
      <style:text-properties fo:font-size="10pt" officeooo:rsid="001c7134" style:font-size-asian="10pt" style:font-size-complex="10pt"/>
    </style:style>
    <style:style style:name="T35" style:family="text">
      <style:text-properties fo:font-size="8pt" fo:font-weight="normal" officeooo:rsid="0000d0a7" style:font-size-asian="8pt" style:font-weight-asian="normal" style:font-size-complex="8pt" style:font-weight-complex="normal"/>
    </style:style>
    <style:style style:name="T36" style:family="text">
      <style:text-properties fo:font-size="8pt" fo:font-weight="normal" officeooo:rsid="0007be7b" style:font-size-asian="8pt" style:font-weight-asian="normal" style:font-size-complex="8pt" style:font-weight-complex="normal"/>
    </style:style>
    <style:style style:name="T37" style:family="text">
      <style:text-properties fo:font-size="8pt" fo:font-weight="normal" officeooo:rsid="0008af50" style:font-size-asian="8pt" style:font-weight-asian="normal" style:font-size-complex="8pt" style:font-weight-complex="normal"/>
    </style:style>
    <style:style style:name="T38" style:family="text">
      <style:text-properties fo:font-size="8pt" fo:font-weight="normal" officeooo:rsid="000a978d" style:font-size-asian="8pt" style:font-weight-asian="normal" style:font-size-complex="8pt" style:font-weight-complex="normal"/>
    </style:style>
    <style:style style:name="T39" style:family="text">
      <style:text-properties fo:font-size="8pt" fo:font-weight="normal" officeooo:rsid="000c8c8f" style:font-size-asian="8pt" style:font-weight-asian="normal" style:font-size-complex="8pt" style:font-weight-complex="normal"/>
    </style:style>
    <style:style style:name="T40" style:family="text">
      <style:text-properties fo:font-size="8pt" fo:font-weight="normal" officeooo:rsid="001205e5" style:font-size-asian="8pt" style:font-weight-asian="normal" style:font-size-complex="8pt" style:font-weight-complex="normal"/>
    </style:style>
    <style:style style:name="T41" style:family="text">
      <style:text-properties fo:font-size="8pt" fo:font-weight="normal" officeooo:rsid="0012d291" style:font-size-asian="8pt" style:font-weight-asian="normal" style:font-size-complex="8pt" style:font-weight-complex="normal"/>
    </style:style>
    <style:style style:name="T42" style:family="text">
      <style:text-properties fo:font-size="8pt" fo:font-weight="normal" officeooo:rsid="00134325" style:font-size-asian="8pt" style:font-weight-asian="normal" style:font-size-complex="8pt" style:font-weight-complex="normal"/>
    </style:style>
    <style:style style:name="T43" style:family="text">
      <style:text-properties fo:font-size="8pt" fo:font-weight="normal" officeooo:rsid="00135482" style:font-size-asian="8pt" style:font-weight-asian="normal" style:font-size-complex="8pt" style:font-weight-complex="normal"/>
    </style:style>
    <style:style style:name="T44" style:family="text">
      <style:text-properties fo:font-size="8pt" fo:font-weight="normal" officeooo:rsid="001190ba" style:font-size-asian="8pt" style:font-weight-asian="normal" style:font-size-complex="8pt" style:font-weight-complex="normal"/>
    </style:style>
    <style:style style:name="T45" style:family="text">
      <style:text-properties fo:font-size="8pt" fo:font-weight="normal" officeooo:rsid="002d2339" style:font-size-asian="8pt" style:font-weight-asian="normal" style:font-size-complex="8pt" style:font-weight-complex="normal"/>
    </style:style>
    <style:style style:name="T46" style:family="text">
      <style:text-properties fo:font-size="8pt" fo:font-weight="normal" officeooo:rsid="002e9237" style:font-size-asian="8pt" style:font-weight-asian="normal" style:font-size-complex="8pt" style:font-weight-complex="normal"/>
    </style:style>
    <style:style style:name="T47" style:family="text">
      <style:text-properties fo:font-size="8pt" fo:font-weight="normal" officeooo:rsid="0031775c" style:font-size-asian="8pt" style:font-weight-asian="normal" style:font-size-complex="8pt" style:font-weight-complex="normal"/>
    </style:style>
    <style:style style:name="T48" style:family="text">
      <style:text-properties fo:font-size="8pt" fo:font-weight="normal" officeooo:rsid="00352d92" style:font-size-asian="8pt" style:font-weight-asian="normal" style:font-size-complex="8pt" style:font-weight-complex="normal"/>
    </style:style>
    <style:style style:name="T49" style:family="text">
      <style:text-properties fo:font-size="8pt" fo:font-weight="normal" officeooo:rsid="0036bb82" style:font-size-asian="8pt" style:font-weight-asian="normal" style:font-size-complex="8pt" style:font-weight-complex="normal"/>
    </style:style>
    <style:style style:name="T50" style:family="text">
      <style:text-properties fo:font-size="8pt" fo:font-weight="normal" officeooo:rsid="0038b40c" style:font-size-asian="8pt" style:font-weight-asian="normal" style:font-size-complex="8pt" style:font-weight-complex="normal"/>
    </style:style>
    <style:style style:name="T51" style:family="text">
      <style:text-properties fo:font-size="8pt" fo:font-weight="normal" officeooo:rsid="0010141e" style:font-size-asian="8pt" style:font-weight-asian="normal" style:font-size-complex="8pt" style:font-weight-complex="normal"/>
    </style:style>
    <style:style style:name="T52" style:family="text">
      <style:text-properties fo:font-size="8pt" fo:font-weight="normal" officeooo:rsid="003aedc7" style:font-size-asian="8pt" style:font-weight-asian="normal" style:font-size-complex="8pt" style:font-weight-complex="normal"/>
    </style:style>
    <style:style style:name="T53" style:family="text">
      <style:text-properties fo:font-size="8pt" fo:font-weight="normal" officeooo:rsid="003bf731" style:font-size-asian="8pt" style:font-weight-asian="normal" style:font-size-complex="8pt" style:font-weight-complex="normal"/>
    </style:style>
    <style:style style:name="T54" style:family="text">
      <style:text-properties fo:font-size="8pt" fo:font-weight="normal" officeooo:rsid="003c3e90" style:font-size-asian="8pt" style:font-weight-asian="normal" style:font-size-complex="8pt" style:font-weight-complex="normal"/>
    </style:style>
    <style:style style:name="T55" style:family="text">
      <style:text-properties fo:font-size="8pt" fo:font-weight="normal" officeooo:rsid="003d228d" style:font-size-asian="8pt" style:font-weight-asian="normal" style:font-size-complex="8pt" style:font-weight-complex="normal"/>
    </style:style>
    <style:style style:name="T56" style:family="text">
      <style:text-properties fo:font-size="8pt" fo:font-weight="normal" officeooo:rsid="003e6dc1" style:font-size-asian="8pt" style:font-weight-asian="normal" style:font-size-complex="8pt" style:font-weight-complex="normal"/>
    </style:style>
    <style:style style:name="T57" style:family="text">
      <style:text-properties fo:font-size="8pt" fo:font-weight="normal" officeooo:rsid="0049c371" style:font-size-asian="8pt" style:font-weight-asian="normal" style:font-size-complex="8pt" style:font-weight-complex="normal"/>
    </style:style>
    <style:style style:name="T58" style:family="text">
      <style:text-properties fo:font-size="8pt" style:font-size-asian="8pt" style:font-size-complex="8pt"/>
    </style:style>
    <style:style style:name="T59" style:family="text">
      <style:text-properties fo:font-size="8pt" officeooo:rsid="0049a413" style:font-size-asian="8pt" style:font-size-complex="8pt"/>
    </style:style>
    <style:style style:name="T60" style:family="text">
      <style:text-properties fo:font-size="8pt" officeooo:rsid="0049c371" style:font-size-asian="8pt" style:font-size-complex="8pt"/>
    </style:style>
    <style:style style:name="T61" style:family="text">
      <style:text-properties officeooo:rsid="000ed9fc"/>
    </style:style>
    <style:style style:name="T62" style:family="text">
      <style:text-properties officeooo:rsid="0010141e"/>
    </style:style>
    <style:style style:name="T63" style:family="text">
      <style:text-properties officeooo:rsid="001190ba"/>
    </style:style>
    <style:style style:name="T64" style:family="text">
      <style:text-properties officeooo:rsid="00134325"/>
    </style:style>
    <style:style style:name="T65" style:family="text">
      <style:text-properties officeooo:rsid="00135482"/>
    </style:style>
    <style:style style:name="T66" style:family="text">
      <style:text-properties officeooo:rsid="00144a3c"/>
    </style:style>
    <style:style style:name="T67" style:family="text">
      <style:text-properties officeooo:rsid="001534c1"/>
    </style:style>
    <style:style style:name="T68" style:family="text">
      <style:text-properties officeooo:rsid="0016cadb"/>
    </style:style>
    <style:style style:name="T69" style:family="text">
      <style:text-properties officeooo:rsid="0018988f"/>
    </style:style>
    <style:style style:name="T70" style:family="text">
      <style:text-properties officeooo:rsid="001c7134"/>
    </style:style>
    <style:style style:name="T71" style:family="text">
      <style:text-properties officeooo:rsid="002d2339"/>
    </style:style>
    <style:style style:name="T72" style:family="text">
      <style:text-properties officeooo:rsid="0036d9f8"/>
    </style:style>
    <style:style style:name="T73" style:family="text">
      <style:text-properties style:font-name="Liberation Serif" fo:font-size="8pt" style:font-size-asian="8pt" style:font-size-complex="8pt"/>
    </style:style>
    <style:style style:name="T74" style:family="text">
      <style:text-properties style:font-name="Liberation Serif" fo:font-size="8pt" officeooo:rsid="0044a1ea" style:font-size-asian="8pt" style:font-size-complex="8pt"/>
    </style:style>
    <style:style style:name="T75" style:family="text">
      <style:text-properties fo:font-size="13pt" fo:font-weight="bold" officeooo:rsid="00423e89" style:font-size-asian="13pt" style:font-weight-asian="bold" style:font-size-complex="13pt" style:font-weight-complex="bold"/>
    </style:style>
    <style:style style:name="T76" style:family="text">
      <style:text-properties officeooo:rsid="0049a413"/>
    </style:style>
    <style:style style:name="T77" style:family="text">
      <style:text-properties officeooo:rsid="0049c3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jor Crop Yield Prediction <text:span text:style-name="T66">and Recommendation </text:span>For Bangladesh</text:p>
      <text:p text:style-name="P1"/>
      <text:p text:style-name="P2">2. Methods</text:p>
      <text:p text:style-name="P2"/>
      <text:p text:style-name="P6">2.1. <text:s/>Selection of a crop region</text:p>
      <text:p text:style-name="P31"/>
      <text:p text:style-name="P49"><text:s text:c="15"/>Bangladesh is a densely-populated, low-lying, mainly riverine country located in South Asia with a coastline of 580 km </text:p>
      <text:p text:style-name="P49"><text:s text:c="16"/>(360 mi) on the northern littoral of the Bay of Bengal. The delta plain of the Ganges (Padma), Brahmaputra (Jamuna), and</text:p>
      <text:p text:style-name="P47"><text:span text:style-name="T5"><text:s text:c="16"/>Meghna Rivers and their tributaries occupy 79 percent of the country. </text:span><text:span text:style-name="T2">Crop yielding</text:span><text:span text:style-name="T1"> is the single most important sector of the </text:span></text:p>
      <text:p text:style-name="P47"><text:span text:style-name="T1"><text:s text:c="16"/>economy in Bangladesh. It is the major </text:span><text:span text:style-name="T2">source of livelihood in the rural </text:span><text:span text:style-name="T1">areas, where some 80 percent of the population live. </text:span></text:p>
      <text:p text:style-name="P47"><text:span text:style-name="T1"><text:s text:c="16"/></text:span><text:span text:style-name="T2">We have considered </text:span><text:span text:style-name="T3">Dhaka, Barisal, Bogra, Chittagong, Comilla, Dinajpur, Faridpur, Jessore, Khulna, </text:span></text:p>
      <text:p text:style-name="P48"><text:span text:style-name="T3"><text:s text:c="16"/>Mymensingh, Patukhali, Rajshahi, Rangamati, Rangpur, Sylhet, Tangail, Noakhali, Pabna </text:span><text:span text:style-name="T2">18 districts out 64 districts in</text:span></text:p>
      <text:p text:style-name="P48"><text:span text:style-name="T2"><text:s text:c="16"/>Bangladesh of Rice ( Aman, Aus, Boro ), Wheat, Potato and Jute </text:span><text:span text:style-name="T3">production in 1969 to 2013.</text:span></text:p>
      <text:p text:style-name="P6"/>
      <text:p text:style-name="P6">2.2. <text:s/>Data</text:p>
      <text:p text:style-name="P6"/>
      <text:p text:style-name="P17"><text:span text:style-name="T28"><text:s text:c="6"/></text:span><text:span text:style-name="T35"><text:s/>Crop yield data (Fig. 1b) of </text:span><text:span text:style-name="T36">Aus, Aman, Boro, Wheat, Potato, Jute </text:span><text:span text:style-name="T35">for B</text:span><text:span text:style-name="T36">angladesh ha</text:span><text:span text:style-name="T37">ve</text:span><text:span text:style-name="T36"> been</text:span><text:span text:style-name="T35"> used, </text:span><text:span text:style-name="T37">Aus rice</text:span><text:span text:style-name="T35"> is planted in early July, growth in</text:span></text:p>
      <text:p text:style-name="P17"><text:span text:style-name="T35"><text:s text:c="8"/>biomass occurs from July to August and is ready for harvesting in August. </text:span><text:span text:style-name="T37">Therefore temporal annual average for R</text:span><text:span text:style-name="T38">ainfall</text:span><text:span text:style-name="T37">, </text:span><text:span text:style-name="T38">Humidity, Cloud</text:span></text:p>
      <text:p text:style-name="P17"><text:span text:style-name="T38"><text:s text:c="8"/>Coverage, Wind Speed, Bright Sunshine </text:span><text:span text:style-name="T37">data for period </text:span><text:span text:style-name="T35">July</text:span><text:span text:style-name="T37"> to A</text:span><text:span text:style-name="T38">ugust </text:span><text:span text:style-name="T37">have been used in the present analysis for </text:span><text:span text:style-name="T38">45</text:span><text:span text:style-name="T37"> years from 19</text:span><text:span text:style-name="T38">69</text:span><text:span text:style-name="T37"> to 20</text:span><text:span text:style-name="T38">13</text:span><text:span text:style-name="T37">. </text:span></text:p>
      <text:p text:style-name="P32"/>
      <text:p text:style-name="P17"><text:span text:style-name="T37"><text:s text:c="8"/>A</text:span><text:span text:style-name="T38">man</text:span><text:span text:style-name="T37"> rice</text:span><text:span text:style-name="T35"> is planted in early November, growth i</text:span><text:span text:style-name="T38">n</text:span><text:span text:style-name="T35"> biomass occurs from November to e</text:span><text:span text:style-name="T38">arly January</text:span><text:span text:style-name="T35"> and is ready for harvesting in J</text:span><text:span text:style-name="T38">anuary</text:span><text:span text:style-name="T35">.</text:span></text:p>
      <text:p text:style-name="P18"><text:span text:style-name="T35"><text:s text:c="8"/></text:span><text:span text:style-name="T37">Therefore temporal annual average for R</text:span><text:span text:style-name="T38">ainfall</text:span><text:span text:style-name="T37">, </text:span><text:span text:style-name="T38">Humidity, Cloud Coverage, Wind Speed, Bright Sunshine </text:span><text:span text:style-name="T37">data for period </text:span><text:span text:style-name="T39">November</text:span><text:span text:style-name="T37"> to J</text:span><text:span text:style-name="T39">anuary</text:span></text:p>
      <text:p text:style-name="P18"><text:span text:style-name="T39"><text:s text:c="7"/></text:span><text:span text:style-name="T38"><text:s/></text:span><text:span text:style-name="T37">have been used in the present analysis for </text:span><text:span text:style-name="T38">45</text:span><text:span text:style-name="T37"> years from 19</text:span><text:span text:style-name="T38">69</text:span><text:span text:style-name="T37"> to 20</text:span><text:span text:style-name="T38">13</text:span><text:span text:style-name="T37">.</text:span></text:p>
      <text:p text:style-name="P32"><text:s text:c="8"/></text:p>
      <text:p text:style-name="P18"><text:span text:style-name="T37"><text:s text:c="8"/>B</text:span><text:span text:style-name="T39">oro</text:span><text:span text:style-name="T37"> rice</text:span><text:span text:style-name="T35"> is planted in early A</text:span><text:span text:style-name="T39">pril</text:span><text:span text:style-name="T35">, growth i</text:span><text:span text:style-name="T38">n</text:span><text:span text:style-name="T35"> biomass occurs from A</text:span><text:span text:style-name="T39">pril</text:span><text:span text:style-name="T35"> to e</text:span><text:span text:style-name="T38">arly J</text:span><text:span text:style-name="T39">une</text:span><text:span text:style-name="T35"> and is ready for harvesting in J</text:span><text:span text:style-name="T39">une</text:span><text:span text:style-name="T35">. </text:span><text:span text:style-name="T37">Therefore temporal</text:span></text:p>
      <text:p text:style-name="P18"><text:span text:style-name="T37"><text:s text:c="8"/>annual average for R</text:span><text:span text:style-name="T38">ainfall</text:span><text:span text:style-name="T37">, </text:span><text:span text:style-name="T38">Humidity, Cloud Coverage, Wind Speed, Bright Sunshine </text:span><text:span text:style-name="T37">data for period </text:span><text:span text:style-name="T35">A</text:span><text:span text:style-name="T39">pril</text:span><text:span text:style-name="T37"> to J</text:span><text:span text:style-name="T39">une</text:span><text:span text:style-name="T38"> </text:span><text:span text:style-name="T37">have been used in the</text:span></text:p>
      <text:p text:style-name="P18"><text:span text:style-name="T37"><text:s text:c="8"/>present analysis for </text:span><text:span text:style-name="T38">45</text:span><text:span text:style-name="T37"> years from 19</text:span><text:span text:style-name="T38">69</text:span><text:span text:style-name="T37"> to 20</text:span><text:span text:style-name="T38">13</text:span><text:span text:style-name="T37">.</text:span></text:p>
      <text:p text:style-name="P33"/>
      <text:p text:style-name="P18"><text:span text:style-name="T37"><text:s text:c="8"/>J</text:span><text:span text:style-name="T39">ute</text:span><text:span text:style-name="T37"> </text:span><text:span text:style-name="T35"><text:s/>is planted in early M</text:span><text:span text:style-name="T39">arch</text:span><text:span text:style-name="T35">, growth i</text:span><text:span text:style-name="T38">n</text:span><text:span text:style-name="T35"> biomass occurs from M</text:span><text:span text:style-name="T39">arch</text:span><text:span text:style-name="T35"> to e</text:span><text:span text:style-name="T38">arly J</text:span><text:span text:style-name="T39">une</text:span><text:span text:style-name="T35"> and is ready for harvesting in J</text:span><text:span text:style-name="T39">une</text:span><text:span text:style-name="T35">.</text:span></text:p>
      <text:p text:style-name="P18"><text:span text:style-name="T35"><text:s text:c="8"/></text:span><text:span text:style-name="T37">Therefore temporal annual average for R</text:span><text:span text:style-name="T38">ainfall</text:span><text:span text:style-name="T37">, </text:span><text:span text:style-name="T38">Humidity, Cloud Coverage, Wind Speed, Bright Sunshine </text:span><text:span text:style-name="T37">data for period </text:span><text:span text:style-name="T35">M</text:span><text:span text:style-name="T39">arch</text:span><text:span text:style-name="T37"> to J</text:span><text:span text:style-name="T39">une</text:span><text:span text:style-name="T38"> </text:span><text:span text:style-name="T37">have </text:span></text:p>
      <text:p text:style-name="P18"><text:span text:style-name="T37"><text:s text:c="8"/>been used in the present analysis for </text:span><text:span text:style-name="T38">45</text:span><text:span text:style-name="T37"> years from 19</text:span><text:span text:style-name="T38">69</text:span><text:span text:style-name="T37"> to 20</text:span><text:span text:style-name="T38">13</text:span><text:span text:style-name="T37">.</text:span></text:p>
      <text:p text:style-name="P33"/>
      <text:p text:style-name="P18"><text:span text:style-name="T37"><text:s text:c="8"/>W</text:span><text:span text:style-name="T39">heat</text:span><text:span text:style-name="T37"> c</text:span><text:span text:style-name="T39">rop</text:span><text:span text:style-name="T35"> is planted in early November, growth i</text:span><text:span text:style-name="T38">n</text:span><text:span text:style-name="T35"> biomass occurs from November to e</text:span><text:span text:style-name="T38">arly F</text:span><text:span text:style-name="T39">ebruary</text:span><text:span text:style-name="T35"> and is ready for harvesting in F</text:span><text:span text:style-name="T39">ebruary</text:span><text:span text:style-name="T35">.</text:span></text:p>
      <text:p text:style-name="P18"><text:span text:style-name="T35"><text:s text:c="8"/></text:span><text:span text:style-name="T37">Therefore temporal annual average for R</text:span><text:span text:style-name="T38">ainfall</text:span><text:span text:style-name="T37">, </text:span><text:span text:style-name="T38">Humidity, Cloud Coverage, Wind Speed, Bright Sunshine </text:span><text:span text:style-name="T37">data for period </text:span><text:span text:style-name="T35">N</text:span><text:span text:style-name="T39">ovember</text:span><text:span text:style-name="T37"> to F</text:span><text:span text:style-name="T39">ebruary</text:span></text:p>
      <text:p text:style-name="P18"><text:span text:style-name="T39"><text:s text:c="7"/></text:span><text:span text:style-name="T38"><text:s/></text:span><text:span text:style-name="T37">have been used in the present analysis for </text:span><text:span text:style-name="T38">45</text:span><text:span text:style-name="T37"> years from 19</text:span><text:span text:style-name="T38">69</text:span><text:span text:style-name="T37"> to 20</text:span><text:span text:style-name="T38">13</text:span><text:span text:style-name="T37">.</text:span></text:p>
      <text:p text:style-name="P32"/>
      <text:p text:style-name="P18"><text:span text:style-name="T37"><text:s text:c="8"/>P</text:span><text:span text:style-name="T39">otato</text:span><text:span text:style-name="T37"> c</text:span><text:span text:style-name="T39">rop</text:span><text:span text:style-name="T35"> is planted in early November, growth i</text:span><text:span text:style-name="T38">n</text:span><text:span text:style-name="T35"> biomass occurs from November to e</text:span><text:span text:style-name="T38">arly F</text:span><text:span text:style-name="T39">ebruary</text:span><text:span text:style-name="T35"> and is ready for harvesting in F</text:span><text:span text:style-name="T39">ebruary</text:span><text:span text:style-name="T35">.</text:span></text:p>
      <text:p text:style-name="P18"><text:span text:style-name="T35"><text:s text:c="8"/></text:span><text:span text:style-name="T37">Therefore temporal annual average for R</text:span><text:span text:style-name="T38">ainfall</text:span><text:span text:style-name="T37">, </text:span><text:span text:style-name="T38">Humidity, Cloud Coverage, Wind Speed, Bright Sunshine </text:span><text:span text:style-name="T37">data for period </text:span><text:span text:style-name="T35">N</text:span><text:span text:style-name="T39">ovember</text:span><text:span text:style-name="T37"> to F</text:span><text:span text:style-name="T39">ebruary</text:span></text:p>
      <text:p text:style-name="P18"><text:span text:style-name="T39"><text:s text:c="7"/></text:span><text:span text:style-name="T38"><text:s/></text:span><text:span text:style-name="T37">have been used in the present analysis for </text:span><text:span text:style-name="T38">45</text:span><text:span text:style-name="T37"> years from 19</text:span><text:span text:style-name="T38">69</text:span><text:span text:style-name="T37"> to 20</text:span><text:span text:style-name="T38">13</text:span><text:span text:style-name="T37">.</text:span></text:p>
      <text:p text:style-name="P7"/>
      <text:p text:style-name="P7"/>
      <text:p text:style-name="P7"><text:tab/>2.2.2 <text:s text:c="2"/>Area</text:p>
      <text:p text:style-name="P35"><text:tab/> <text:s text:c="13"/>Area <text:span text:style-name="T65">( </text:span>unit: <text:span text:style-name="T64">acre ) </text:span>data taken from Crop <text:span text:style-name="T64">data-set</text:span> which is collected from Bangladesh Bureau of Statistics and data was taken</text:p>
      <text:p text:style-name="P35"><text:s text:c="32"/>yearly <text:span text:style-name="T65">based.</text:span></text:p>
      <text:p text:style-name="P34"/>
      <text:p text:style-name="P7"><text:s text:c="14"/>2.2.3 <text:s text:c="2"/>Districts</text:p>
      <text:p text:style-name="P20"><text:span text:style-name="T40"><text:tab/> <text:s text:c="13"/>D</text:span><text:span text:style-name="T41">istricts</text:span><text:span text:style-name="T40"> data taken from Crop </text:span><text:span text:style-name="T42">data-set</text:span><text:span text:style-name="T40"> which is collected from Bangladesh Bureau of Statistic</text:span><text:span text:style-name="T41">s. There are 23 districts but taken</text:span></text:p>
      <text:p text:style-name="P20"><text:span text:style-name="T41"><text:s text:c="31"/></text:span><text:span text:style-name="T42">18</text:span><text:span text:style-name="T41"> districts because of matching between crop and weather districts.</text:span></text:p>
      <text:p text:style-name="P34"/>
      <text:p text:style-name="P7"><text:tab/>2.2.4 <text:s text:c="2"/>Category</text:p>
      <text:p text:style-name="P19"><text:span text:style-name="T40"><text:tab/> <text:s text:c="13"/>C</text:span><text:span text:style-name="T42">ategory</text:span><text:span text:style-name="T40"> data taken from Crop </text:span><text:span text:style-name="T42">data-set</text:span><text:span text:style-name="T40"> which is collected from Bangladesh Bureau of Statistics. </text:span><text:span text:style-name="T42">This contains category between <text:tab/> <text:s text:c="13"/>crops like Local, Hyv, Pajam.</text:span></text:p>
      <text:p text:style-name="P34"/>
      <text:p text:style-name="P7"><text:tab/>2.2.5 <text:s text:c="2"/>Crop</text:p>
      <text:p text:style-name="P20"><text:span text:style-name="T40"><text:tab/> <text:s text:c="13"/>C</text:span><text:span text:style-name="T42">rop</text:span><text:span text:style-name="T40"> data t</text:span><text:span text:style-name="T42">also t</text:span><text:span text:style-name="T40">aken from Crop </text:span><text:span text:style-name="T42">data-set</text:span><text:span text:style-name="T40"> which is collected from Bangladesh Bureau of Statistics. </text:span><text:span text:style-name="T42">This contains 6 types of crops</text:span></text:p>
      <text:p text:style-name="P36"><text:s text:c="32"/>Aus, Aman, Boro, Jute, Potato, Wheat which we used our analysis </text:p>
      <text:p text:style-name="P34"/>
      <text:p text:style-name="P7"><text:tab/>2.2.6 <text:s text:c="2"/>Rainfall</text:p>
      <text:p text:style-name="P21"><text:span text:style-name="T40"><text:tab/> <text:s text:c="13"/>R</text:span><text:span text:style-name="T42">ainfall</text:span><text:span text:style-name="T40"> </text:span><text:span text:style-name="T43">( </text:span><text:span text:style-name="T40">unit: </text:span><text:span text:style-name="T43">mm ) </text:span><text:span text:style-name="T40">data taken from w</text:span><text:span text:style-name="T43">eather</text:span><text:span text:style-name="T40"> </text:span><text:span text:style-name="T42">data-set</text:span><text:span text:style-name="T40"> which is collected from </text:span><text:span text:style-name="T42">Bangladesh</text:span><text:span text:style-name="T40"> meteorological department. </text:span><text:span text:style-name="T43">Initially</text:span></text:p>
      <text:p text:style-name="P21"><text:span text:style-name="T43"><text:s text:c="32"/></text:span><text:span text:style-name="T40">data was </text:span><text:span text:style-name="T43">monthly average but </text:span><text:span text:style-name="T40"><text:s text:c="2"/></text:span><text:span text:style-name="T44">But it was taken annual mean of growth season average </text:span><text:span text:style-name="T43">(section <text:s/>2.2.1)</text:span></text:p>
      <text:p text:style-name="P34"/>
      <text:p text:style-name="P7"><text:tab/>2.2.7 <text:s text:c="2"/>Humidity</text:p>
      <text:p text:style-name="P21"><text:span text:style-name="T40"><text:tab/> <text:s text:c="13"/>H</text:span><text:span text:style-name="T43">umidity</text:span><text:span text:style-name="T40"> data taken from w</text:span><text:span text:style-name="T43">eather</text:span><text:span text:style-name="T40"> </text:span><text:span text:style-name="T42">data-set</text:span><text:span text:style-name="T40"> which is collected from </text:span><text:span text:style-name="T42">Bangladesh</text:span><text:span text:style-name="T40"> meteorological department. </text:span><text:span text:style-name="T43">Initially</text:span></text:p>
      <text:p text:style-name="P35"><text:span text:style-name="T65"><text:s text:c="32"/></text:span>data was <text:span text:style-name="T65">monthly average but But it was taken annual mean of growth season average (section <text:s/>2.2.1)</text:span></text:p>
      <text:p text:style-name="P34"/>
      <text:p text:style-name="P7"><text:tab/>2.2.8 <text:s text:c="2"/>Cloud Coverage</text:p>
      <text:p text:style-name="P21"><text:span text:style-name="T40"><text:tab/> <text:s text:c="13"/></text:span><text:span text:style-name="T43">Cloud Coverage </text:span><text:span text:style-name="T40">data taken from w</text:span><text:span text:style-name="T43">eather</text:span><text:span text:style-name="T40"> </text:span><text:span text:style-name="T42">data-set</text:span><text:span text:style-name="T40"> which is collected from </text:span><text:span text:style-name="T42">Bangladesh</text:span><text:span text:style-name="T40"> meteorological department. </text:span><text:span text:style-name="T43">Initially</text:span></text:p>
      <text:p text:style-name="P35"><text:span text:style-name="T65"><text:s text:c="32"/></text:span>data was <text:span text:style-name="T65">monthly average but </text:span><text:s text:c="2"/><text:span text:style-name="T63">But it was taken annual mean of growth season average (section <text:s/>2.2.1)</text:span></text:p>
      <text:p text:style-name="P34"/>
      <text:p text:style-name="P7"><text:soft-page-break/><text:tab/>2.2.9 <text:s text:c="2"/>Wind Speed</text:p>
      <text:p text:style-name="P21"><text:span text:style-name="T40"><text:tab/> <text:s text:c="13"/></text:span><text:span text:style-name="T43">Wind Speed </text:span><text:span text:style-name="T40">data taken from w</text:span><text:span text:style-name="T43">eather</text:span><text:span text:style-name="T40"> </text:span><text:span text:style-name="T42">data-set</text:span><text:span text:style-name="T40"> which is collected from </text:span><text:span text:style-name="T42">Bangladesh</text:span><text:span text:style-name="T40"> meteorological department. </text:span><text:span text:style-name="T43">Initially</text:span></text:p>
      <text:p text:style-name="P35"><text:span text:style-name="T65"><text:s text:c="32"/></text:span>data was <text:span text:style-name="T65">monthly average but </text:span><text:s text:c="2"/><text:span text:style-name="T63">But it was taken annual mean of growth season average (section <text:s/>2.2.1)</text:span></text:p>
      <text:p text:style-name="P34"/>
      <text:p text:style-name="P7"><text:tab/>2.2.10 <text:s/>Bright Sunshine</text:p>
      <text:p text:style-name="P21"><text:span text:style-name="T40"><text:tab/> <text:s text:c="13"/></text:span><text:span text:style-name="T43">Bright Sunshine </text:span><text:span text:style-name="T40">data taken from w</text:span><text:span text:style-name="T43">eather</text:span><text:span text:style-name="T40"> </text:span><text:span text:style-name="T42">data-set</text:span><text:span text:style-name="T40"> which is collected from </text:span><text:span text:style-name="T42">Bangladesh</text:span><text:span text:style-name="T40"> meteorological department. </text:span><text:span text:style-name="T43">Initially</text:span></text:p>
      <text:p text:style-name="P35"><text:span text:style-name="T65"><text:s text:c="32"/></text:span>data was <text:span text:style-name="T65">monthly average but </text:span><text:s text:c="2"/><text:span text:style-name="T63">But it was taken annual mean of growth season average (section <text:s/>2.2.1)</text:span></text:p>
      <text:p text:style-name="P7"><text:s/></text:p>
      <text:p text:style-name="P13">2.3 <text:s/>Data Pre-Processing</text:p>
      <text:p text:style-name="P13"/>
      <text:p text:style-name="P41"><text:tab/>For the successful application of data mining a huge set of dataset is required. The data which is acquired from various resources are</text:p>
      <text:p text:style-name="P41"><text:s text:c="18"/>sometime in raw form. It may contain some incomplete, redundant, inconsistent data. Therefore in this step such redundant data should be </text:p>
      <text:p text:style-name="P41"><text:s text:c="17"/>filtered. Data should be normalized.</text:p>
      <text:p text:style-name="P13"/>
      <text:p text:style-name="P8"><text:tab/>2.<text:span text:style-name="T70">3</text:span>.1 <text:s/><text:span text:style-name="T61">Merge Crops and Weather Data</text:span></text:p>
      <text:p text:style-name="P37"><text:s text:c="30"/>Crop data has been collected from Bangladesh Bureau of Statistics. <text:span text:style-name="T62">The corp data contains 6 features ( table 1 ) Districts Name,</text:span></text:p>
      <text:p text:style-name="P37"><text:span text:style-name="T62"><text:s text:c="30"/>Crop Name, Crop Category, Area, Production and Year</text:span> <text:span text:style-name="T63">from 1969-1970 to 2013-2014 </text:span>and weather data has been collected from</text:p>
      <text:p text:style-name="P37"><text:s text:c="30"/>Bangladesh Meteorological Department. <text:span text:style-name="T63">The weather data contains 13 features ( table 2 ) <text:s/>Max-Temperature, Min-Temperature, </text:span></text:p>
      <text:p text:style-name="P38"><text:s text:c="30"/>Rainfall, Humidity, Wind Speed, Cloud Coverage, Bright Sunshine, Station Number, X coordinate, Y coordinate, Latitude,</text:p>
      <text:p text:style-name="P38"><text:s text:c="30"/>Longitude and Altitude from 1948 to 2013. Initially weather data ( Rainfall, Humidity, Cloud Coverage, Wind Speed, Bright</text:p>
      <text:p text:style-name="P38"><text:s text:c="30"/>Sunshine ) was formed as daily and monthly. But it was taken annual mean of growth season average; Aus (July - August ), Aman </text:p>
      <text:p text:style-name="P38"><text:s text:c="30"/>( November – January), Boro ( April – June ), <text:s/>Jute ( March – June ), Wheat ( November – February ) and Potato </text:p>
      <text:p text:style-name="P38"><text:s text:c="30"/>( November – February ) from 1969 to 2013. then we merged two different ( crop and weather ) dataset ( table 3 ) into single one</text:p>
      <text:p text:style-name="P38"><text:s text:c="30"/>based on year.</text:p>
      <text:p text:style-name="P38"><text:s text:c="30"/>Fig. 2a–d shows the annual growth season average of NDVI, SM, ST and RF from 1969 to 2013.</text:p>
      <text:p text:style-name="P38"/>
      <text:p text:style-name="P39"><text:tab/><text:span text:style-name="T33">2.</text:span><text:span text:style-name="T34">3.2</text:span><text:span text:style-name="T33"> <text:s/>Metadata</text:span></text:p>
      <text:p text:style-name="P12"/>
      <text:p text:style-name="P39"><text:tab/> <text:s text:c="11"/>All the main data used in the data set are initialized with the number to use in the algorithm it is like initializing all the</text:p>
      <text:p text:style-name="P40"><text:tab/> <text:s text:c="10"/>details. In this metadata, we are going to initialize all the <text:span text:style-name="T68">districts, crop and category name with the numbers, </text:span>. This data makes us <text:tab/> <text:s text:c="10"/>use the data easily in the algorithm. Hear the metadata of all the <text:span text:style-name="T68">districts, </text:span>crops <text:span text:style-name="T68">and category</text:span> is given with a particular number. This <text:s/><text:tab/> <text:s text:c="10"/>number is not duplicated that is one number is given to one <text:span text:style-name="T68">district, </text:span>crop <text:span text:style-name="T68">and category.</text:span> This metadata consists of <text:span text:style-name="T68">18 districts, 6 crops</text:span></text:p>
      <text:p text:style-name="P40"><text:span text:style-name="T68"><text:s text:c="29"/>and 6 category</text:span>.</text:p>
      <text:p text:style-name="P13"/>
      <text:p text:style-name="P13"/>
      <text:p text:style-name="P10">2.<text:span text:style-name="T70">4</text:span> <text:s text:c="2"/>Necessary Packages</text:p>
      <text:p text:style-name="P9"/>
      <text:p text:style-name="P9">Numpy</text:p>
      <text:p text:style-name="P9">Pandas</text:p>
      <text:p text:style-name="P9">Matplotlib.pyplot</text:p>
      <text:p text:style-name="P9">Scikit-learn</text:p>
      <text:p text:style-name="P9">Tensorflow</text:p>
      <text:p text:style-name="P9">Jupyter</text:p>
      <text:p text:style-name="P9"/>
      <text:p text:style-name="P9">Store the data related to the yield and fertilizer in the csv which consists of the state_name, district_name, crop_year,</text:p>
      <text:p text:style-name="P9">season, crop, area, production, and another data set consists of level of the phosphorous, level of potassium, level of nitrogen in the soil, how much amount of phosphorous, potassium, nitrogen should be used to increase soil fertility.</text:p>
      <text:p text:style-name="P9"/>
      <text:p text:style-name="P9">2.<text:span text:style-name="T70">5</text:span> <text:s text:c="2"/><text:span text:style-name="T67">Architecture</text:span></text:p>
      <text:p text:style-name="P11"/>
      <text:p text:style-name="P11"/>
      <text:p text:style-name="P11">2.<text:span text:style-name="T70">6</text:span> <text:s/>Feature Extraction (Attribute Selection)</text:p>
      <text:p text:style-name="P11"/>
      <text:p text:style-name="P11">This step aims at identifying and using most relevant attribute from the dataset. Through this process irrelevant and</text:p>
      <text:p text:style-name="P11">redundant information is removed for the application of <text:span text:style-name="T69">regression. </text:span></text:p>
      <text:p text:style-name="P11"><text:span text:style-name="T6">Variance inflation factor (VIF) is a measure of the amount of </text:span><text:span text:style-name="T7">multicollinearity </text:span><text:span text:style-name="T6">in a set of multiple </text:span><text:span text:style-name="T7">regression </text:span><text:span text:style-name="T6">variables. Mathematically, the VIF for a regression model variable is equal to the ratio of the overall model </text:span><text:span text:style-name="T7">variance </text:span><text:span text:style-name="T6">to the variance of a model that includes only that single independent variable. This ratio is calculated for each independent variable. A high VIF indicates that the associated independent variable is highly collinear with the other variables in the model.</text:span></text:p>
      <text:p text:style-name="P11"/>
      <text:p text:style-name="P11"/>
      <text:p text:style-name="P11"/>
      <text:p text:style-name="P11"/>
      <text:p text:style-name="P11"/>
      <text:p text:style-name="P11"/>
      <text:p text:style-name="P11"/>
      <text:p text:style-name="P11"><text:soft-page-break/></text:p>
      <text:p text:style-name="P22"><text:span text:style-name="T29">2.8 M</text:span><text:span text:style-name="T30">odel</text:span></text:p>
      <text:p text:style-name="P14"/>
      <text:p text:style-name="P14">2.8.1 <text:s/>Random Forest</text:p>
      <text:p text:style-name="P14"/>
      <text:p text:style-name="P24"><text:span text:style-name="T9">Random Forest is an ensemble technique capable of performing both regression and classification tasks with the use of multiple decision trees and a technique called </text:span><text:span text:style-name="Strong_20_Emphasis"><text:span text:style-name="T16">Bootstrap Aggregation</text:span></text:span><text:span text:style-name="T9">, commonly known</text:span><text:span text:style-name="Strong_20_Emphasis"><text:span text:style-name="T17"> </text:span></text:span><text:span text:style-name="T9">as</text:span><text:span text:style-name="Strong_20_Emphasis"><text:span text:style-name="T17"> </text:span></text:span><text:span text:style-name="Strong_20_Emphasis"><text:span text:style-name="T16">bagging</text:span></text:span><text:span text:style-name="T9">. Bagging, in the Random Forest method, involves training each decision tree on a different data sample where sampling is done with replacement. The basic idea behind this is to combine multiple decision trees in determining the final output rather than relying on individual decision trees Fig. </text:span><text:span text:style-name="T13">1</text:span><text:span text:style-name="T9">. </text:span></text:p>
      <text:p text:style-name="P52"/>
      <text:p text:style-name="P52"/>
      <text:p text:style-name="P27"><text:span text:style-name="T9">The given data in the project go to the random forest algorithm and hear it will build 5 trees and pass data to it. Every tree </text:span><text:span text:style-name="T10">gives a continuous value </text:span><text:span text:style-name="T9"><text:s/>based on the various conditions and it will train the model according to it and will count the number of trees </text:span><text:span text:style-name="T10">with predicted values and took the average of all the prediction values and gives the final prediction. There are 1</text:span><text:span text:style-name="T13">1247</text:span><text:span text:style-name="T10"> samples and </text:span><text:span text:style-name="T13">10</text:span><text:span text:style-name="T10"> attributes. For simplicity and visualization purposes, we will only use two </text:span><text:span text:style-name="T13">Production </text:span><text:span text:style-name="T10">as the target and </text:span><text:span text:style-name="T13">Area</text:span><text:span text:style-name="T10"> as the feature. As we can see in the </text:span><text:span text:style-name="T13">Fig. 2.</text:span><text:span text:style-name="T10"> </text:span><text:span text:style-name="T14">Random forest gives general trend in the data</text:span><text:span text:style-name="T10">.</text:span></text:p>
      <text:p text:style-name="P50"/>
      <text:p text:style-name="P22"><text:a xlink:type="simple" xlink:href="https://medium.com/datadriveninvestor/random-forest-regression-9871bc9a25eb" text:style-name="Internet_20_link" text:visited-style-name="Visited_20_Internet_20_Link"><text:span text:style-name="T9">https://medium.com/datadriveninvestor/random-forest-regression-9871bc9a25eb</text:span></text:a></text:p>
      <text:p text:style-name="P14"/>
      <text:p text:style-name="P14"/>
      <text:p text:style-name="P15">2.8.2 <text:s/>K-Nearest Neighbor</text:p>
      <text:p text:style-name="P15"/>
      <text:p text:style-name="P51">K nearest neighbors is a simple algorithm that stores all available cases and predict the numerical target based on a similarity measure (e.g. distance functions). KNN has been used in statistical estimation and pattern recognition already in the beginning of 1970’s as a non-parametric technique. A simple implementation of KNN regression is to calculate the average of the numerical target of the K nearest neighbors. Another approach uses an inverse distance weighted average of the K nearest neighbors. KNN regression uses the same distance functions as KNN classification.</text:p>
      <text:p text:style-name="P25"><text:span text:style-name="T9">The above three distance measures </text:span><text:span text:style-name="T14">(Fig. 1 ) </text:span><text:span text:style-name="T9">are only valid for continuous variables.</text:span><text:span text:style-name="T8"> </text:span><text:span text:style-name="T9">K is a positive integer, usually small. </text:span></text:p>
      <text:p text:style-name="P53"/>
      <text:p text:style-name="P53"/>
      <text:p text:style-name="P27"><text:span text:style-name="T9">For our purpose, the basic k-NN algorithm was applied </text:span><text:span text:style-name="T11">where we set k=5</text:span><text:span text:style-name="T9">. It first finds the k examples from the training set that are closest to the unknown example. Then it takes the most common occurring v</text:span><text:span text:style-name="T12">alue</text:span><text:span text:style-name="T9"> for the k</text:span><text:span text:style-name="T12">=5</text:span><text:span text:style-name="T9"> examples </text:span><text:span text:style-name="T12">and then simply average the values and gives the final prediction. </text:span><text:span text:style-name="T10">There are 1</text:span><text:span text:style-name="T13">1247</text:span><text:span text:style-name="T10"> samples and </text:span><text:span text:style-name="T13">10</text:span><text:span text:style-name="T10"> attributes. For simplicity and visualization purposes, we will only use two </text:span><text:span text:style-name="T13">P</text:span><text:span text:style-name="T14">RODUCTION</text:span><text:span text:style-name="T13"> </text:span><text:span text:style-name="T10">as the target and </text:span><text:span text:style-name="T14">AREA</text:span><text:span text:style-name="T10"> as the feature. As we can see in the </text:span><text:span text:style-name="T13">Fig. 2.</text:span><text:span text:style-name="T10"> </text:span><text:span text:style-name="T14">KNN general trend in the data</text:span><text:span text:style-name="T10">.</text:span></text:p>
      <text:p text:style-name="P23"><text:a xlink:type="simple" xlink:href="https://www.saedsayad.com/k_nearest_neighbors_reg.htm" text:style-name="Internet_20_link" text:visited-style-name="Visited_20_Internet_20_Link"><text:span text:style-name="T30">https://www.saedsayad.com/k_nearest_neighbors_reg.htm</text:span></text:a></text:p>
      <text:p text:style-name="P15"/>
      <text:p text:style-name="P15"/>
      <text:p text:style-name="P15"/>
      <text:p text:style-name="P15"/>
      <text:p text:style-name="P15">2.8.3 <text:s/>Decision Tree</text:p>
      <text:p text:style-name="P15"/>
      <text:p text:style-name="P55">Decision tree builds regression or classification models in the form of a tree structure. It breaks down a dataset into smaller and smaller subsets while at the same time an associated decision tree is incrementally developed. The final result is a tree with decision nodes and leaf nodes. A decision node (e.g., Outlook) has two or more branches (e.g., Sunny, Overcast and Rainy), each representing values for the attribute tested. Leaf node (e.g., Hours Played) represents a decision on the numerical target. The topmost decision node in a tree which corresponds to the best predictor called root node. Decision trees can handle both categorical and numerical data.</text:p>
      <text:p text:style-name="P55"/>
      <text:p text:style-name="P15"><text:a xlink:type="simple" xlink:href="https://towardsdatascience.com/https-medium-com-lorrli-classification-and-regression-analysis-with-decision-trees-c43cdbc58054" text:style-name="Internet_20_link" text:visited-style-name="Visited_20_Internet_20_Link">https://towardsdatascience.com/https-medium-com-lorrli-classification-and-regression-analysis-with-decision-trees-c43cdbc58054</text:a></text:p>
      <text:p text:style-name="P15"/>
      <text:p text:style-name="P15"><text:a xlink:type="simple" xlink:href="https://saedsayad.com/decision_tree_reg.htm" text:style-name="Internet_20_link" text:visited-style-name="Visited_20_Internet_20_Link">https://saedsayad.com/decision_tree_reg.htm</text:a></text:p>
      <text:p text:style-name="P15"/>
      <text:p text:style-name="P15"/>
      <text:p text:style-name="P15">2.8.4 <text:s/>Artificial Neural Network</text:p>
      <text:p text:style-name="P15"/>
      <text:p text:style-name="P26"><text:span text:style-name="T31">A</text:span><text:span text:style-name="T30">n artificial neural network (ANN) is a mathematical model or computational model inspired by the structure and functional aspects of biological neural networks for instance in our brains. In most cases an ANN is an adaptive system that modifies its structure based on external or internal information that flows through the network during the learning phase. The basic neural network model consists of three layers: the input layer, the hidden layer and an output layer.</text:span></text:p>
      <text:p text:style-name="P16"/>
      <text:p text:style-name="P16"/>
      <text:p text:style-name="P27"><text:span text:style-name="T30"><text:s/></text:span><text:span text:style-name="T31">In our project we used input layer for 11</text:span><text:span text:style-name="T32">247</text:span><text:span text:style-name="T31"> and for hidden layer we used 100, 75, 50 and 25. the </text:span><text:span text:style-name="T32">Rectified Linear Unit (ReLU) </text:span><text:span text:style-name="T31">activation function used.</text:span><text:span text:style-name="T10">There are 1</text:span><text:span text:style-name="T13">1247</text:span><text:span text:style-name="T10"> samples and </text:span><text:span text:style-name="T13">10</text:span><text:span text:style-name="T10"> attributes. For simplicity and visualization purposes, we will only use two </text:span><text:span text:style-name="T13">P</text:span><text:span text:style-name="T14">RODUCTION</text:span><text:span text:style-name="T13"> </text:span><text:span text:style-name="T10">as the target and </text:span><text:span text:style-name="T14">AREA</text:span><text:span text:style-name="T10"> as the feature. As we can see in the </text:span><text:span text:style-name="T13">Fig. 2.</text:span><text:span text:style-name="T10"> </text:span><text:span text:style-name="T15">ANN</text:span><text:span text:style-name="T14"> general trend in the data</text:span><text:span text:style-name="T10">.</text:span></text:p>
      <text:p text:style-name="P15"><text:soft-page-break/></text:p>
      <text:p text:style-name="P15"/>
      <text:p text:style-name="P15"/>
      <text:p text:style-name="P15"/>
      <text:p text:style-name="P15"/>
      <text:p text:style-name="P15"/>
      <text:p text:style-name="P15"/>
      <text:p text:style-name="P15">2.8.5 <text:s/>Support Vector Regressor</text:p>
      <text:p text:style-name="P15"/>
      <text:p text:style-name="P56"><text:span text:style-name="T18">Support Vector Regression (SVR) uses the same principle as SVM, but for regression problems is to find a function that approximates mapping from an input domain to real numbers on the basis of a training sample. Consider these two red lines as the decision boundary and the green line </text:span><text:span text:style-name="T19">(Fig. 1 ) <text:s/></text:span><text:span text:style-name="T18">as the hyperplane. Our objective, when we are moving on with SVR, is to basically consider the points that are within the decision boundary line. Our best fit line is the hyperplane that has a maximum number of points.</text:span></text:p>
      <text:p text:style-name="P54"/>
      <text:p text:style-name="P27"><text:span text:style-name="T23">In our analysis </text:span><text:span text:style-name="T20">There are 1</text:span><text:span text:style-name="T21">1247</text:span><text:span text:style-name="T20"> samples and </text:span><text:span text:style-name="T21">10</text:span><text:span text:style-name="T20"> attributes. For simplicity and visualization purposes, we will only use two </text:span><text:span text:style-name="T21">P</text:span><text:span text:style-name="T22">RODUCTION</text:span><text:span text:style-name="T21"> </text:span><text:span text:style-name="T20">as the target and </text:span><text:span text:style-name="T22">AREA</text:span><text:span text:style-name="T20"> as the feature. As we can see in the </text:span><text:span text:style-name="T21">Fig. 2.</text:span><text:span text:style-name="T20"> </text:span><text:span text:style-name="T22">S</text:span><text:span text:style-name="T23">VR</text:span><text:span text:style-name="T22"> g</text:span><text:span text:style-name="T24">ives the best fit line</text:span><text:span text:style-name="T20">.</text:span></text:p>
      <text:p text:style-name="P23"><text:a xlink:type="simple" xlink:href="https://www.analyticsvidhya.com/blog/2020/03/support-vector-regression-tutorial-for-machine-learning/" text:style-name="Internet_20_link" text:visited-style-name="Visited_20_Internet_20_Link"><text:span text:style-name="T30">https://www.analyticsvidhya.com/blog/2020/03/support-vector-regression-tutorial-for-machine-learning/</text:span></text:a></text:p>
      <text:p text:style-name="P15"/>
      <text:p text:style-name="P11"/>
      <text:p text:style-name="P11"/>
      <text:p text:style-name="P7"/>
      <text:p text:style-name="P3">3. <text:s text:c="2"/>Results and Discussion</text:p>
      <text:p text:style-name="P3"/>
      <text:p text:style-name="P28"><text:span text:style-name="T45">In this paper, an effort is made in order to know the crop production analysis and is processed by implementing <text:s/>the Random Forest, </text:span><text:span text:style-name="T46">Support vector regression, K-Nearest Neighbor, Decision Tree</text:span><text:span text:style-name="T45"> and </text:span><text:span text:style-name="T46">Artificial Neural Network </text:span><text:span text:style-name="T45">algorithm. These models were experimented with different types of crops in various regions across B</text:span><text:span text:style-name="T46">angladesh</text:span><text:span text:style-name="T45"> to predict the output. The</text:span><text:span text:style-name="T48">se </text:span><text:span text:style-name="T45">models for the crop production were compared in predicting</text:span></text:p>
      <text:p text:style-name="P29"><text:span text:style-name="T45">the output and by various parameters with respect to the a</text:span><text:span text:style-name="T49">ccuracy </text:span><text:span text:style-name="T45">rate. We compared the a</text:span><text:span text:style-name="T49">ccuracy</text:span><text:span text:style-name="T45"> rate obtained while comparing the random fore</text:span><text:span text:style-name="T49">st, </text:span><text:span text:style-name="T46">Support vector regression, K-Nearest Neighbor, Decision Tree</text:span><text:span text:style-name="T45"> and </text:span><text:span text:style-name="T46">Artificial Neural Network </text:span><text:span text:style-name="T45">algorithm. where we got</text:span></text:p>
      <text:p text:style-name="P29"><text:span text:style-name="T45">the h</text:span><text:span text:style-name="T49">ighest</text:span><text:span text:style-name="T45"> </text:span><text:span text:style-name="T49">accuracy</text:span><text:span text:style-name="T45"> </text:span><text:span text:style-name="T49">rate </text:span><text:span text:style-name="T46">97 % </text:span><text:span text:style-name="T45">to the random forest than </text:span><text:span text:style-name="T49">other 4 algorithms </text:span><text:span text:style-name="T45">while predicting the output. for the models and the</text:span></text:p>
      <text:p text:style-name="P43">compassion is plotted in the graph Fig. 3.</text:p>
      <text:p text:style-name="P42"/>
      <text:p text:style-name="P42"/>
      <text:p text:style-name="P28"><text:span text:style-name="T46">The fitted model (Fig. 3b) agrees well with </text:span><text:span text:style-name="T47">Aman, Aus, Boro, Jute, Potato and Wheat</text:span><text:span text:style-name="T46"> crop. Residual values in individual years </text:span><text:span text:style-name="T49">( Table 4 ) </text:span><text:span text:style-name="T46">are within acceptable limits with more or less even distribution of difference from observed crop yield. However, other factors like pests, diseases and human activities can cause local variations in predicted crop yield. This is a serious limitation to any forecasting method including this. However, Crop yield prediction method is expected to yield good prediction results due to low residual values comparing with the historical data. The model can be optimized and evolve to be more rugged with growing historical data for better prediction. This exercise includes data for </text:span><text:span text:style-name="T48">45</text:span><text:span text:style-name="T46"> years and yield better prediction results considering year-to-year variation of controlling factors. This model can be further improved with usage of high-resolution data with availability of multi-year data. This method involves simple input dataset and can be suitably modified to add or drop variables depending on climate, region and crop type and can be easily extended for other crops. Modification in approach is required to use this methodology in prediction mode.</text:span></text:p>
      <text:p text:style-name="P3"/>
      <text:p text:style-name="P4">4. Conclusion</text:p>
      <text:p text:style-name="P4"/>
      <text:p text:style-name="P44"><text:span text:style-name="T72">In our research t</text:span>he models <text:span text:style-name="T72">we </text:span>discussed minimizes inconsistency and errors in yield prediction <text:span text:style-name="T72">and </text:span>giving high R 2 -values with maximum accounting of variability in model. This method can be used to predict crop yield for other crops as well as Aman, Aus, Boro, Jute, Potato and Wheat Based on data obtained before harvest, crop yield can be predicted with acceptable accuracy. <text:span text:style-name="T71">Random Forest, Support vector regression, K-Nearest Neighbor, Decision Tree and Artificial Neural Network algorithm</text:span>, These algorithms can be extended to other countries as well, where crop production is primarily dependent on weather and climatic conditions. The model<text:span text:style-name="T72">s</text:span> <text:span text:style-name="T72">we </text:span>developed in the present paper shows a promising result, which can be useful for forecasting crop yields in regional and global scale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text:soft-page-break/>1. <text:s/>Abstract</text:p>
      <text:p text:style-name="P5"/>
      <text:p text:style-name="P30"><text:span text:style-name="T50">Bangladesh is predominantly an agricultural country where agriculture sector plays a vital role in accelerating the economic growth. Climate and other environmental changes has become a major threat in the agriculture field. In the present paper, we have considered </text:span><text:span text:style-name="T44">Rainfall, Humidity, Wind Speed, Bright Sunshine and Altitude from the weather dataset and </text:span><text:span text:style-name="T50"><text:s/></text:span><text:span text:style-name="T51">Districts Name, Crop Name, Crop Category, Area, Production and Year from Crop </text:span><text:span text:style-name="T50">data</text:span><text:span text:style-name="T52">set</text:span><text:span text:style-name="T50"> </text:span><text:span text:style-name="T52">for 18 districts of Bangladesh</text:span><text:span text:style-name="T50"> </text:span><text:span text:style-name="T53">and combined these two into one </text:span><text:span text:style-name="T50">for </text:span><text:span text:style-name="T52">45</text:span><text:span text:style-name="T50"> years </text:span><text:span text:style-name="T52">from 1969 to 2013. </text:span><text:span text:style-name="T50">Crop production environment consists of inherent sources of heterogeneity and their non-linear behavior. </text:span><text:span text:style-name="T53">T</text:span><text:span text:style-name="T50">he proposed research work pursues to produce prediction model </text:span><text:span text:style-name="T56">using machine learning algorithms </text:span><text:span text:style-name="T50">on <text:s/></text:span><text:span text:style-name="T54">6 types of crop</text:span><text:span text:style-name="T55">s</text:span><text:span text:style-name="T54"> ( Aman, Aus, Boro, Jute, Potato and Wheat )</text:span><text:span text:style-name="T50"> based weather </text:span><text:span text:style-name="T53">data</text:span><text:span text:style-name="T50">. </text:span><text:span text:style-name="T52">F</text:span><text:span text:style-name="T50">or crop yield assessment and prediction </text:span><text:span text:style-name="T56">these algorithms provided acceptable values and higher accuracy rate </text:span><text:span text:style-name="T53">Random Forest(R 2 = 0.86), K-Nearest Neighbor(R 2 = 0.86), Artificial Neural Network(R 2 = 0.86), Decision Tree(R 2 = 0.86) and Support Vector Regressor(R 2 = 0.86)</text:span><text:span text:style-name="T50">. <text:s/></text:span><text:span text:style-name="T56">The main purpose of this research work for </text:span><text:span text:style-name="T50">help</text:span><text:span text:style-name="T56">ing</text:span><text:span text:style-name="T50"> to the farmer to predict the yield of the crop before cultivating onto the agriculture field. The crop yield prediction model discussed in the present paper will further improve in future with the use of long period dataset. Similar model can be developed for different crops of other locations.</text:span></text:p>
      <text:p text:style-name="P45"/>
      <text:p text:style-name="P45"/>
      <text:p text:style-name="P59"><text:span text:style-name="T75">2. Introduction</text:span></text:p>
      <text:p text:style-name="P59"><text:span text:style-name="T73"/></text:p>
      <text:p text:style-name="P61"><text:span text:style-name="T26">Bangladesh is one of the most vulnerable countries in the world to climate risks and natural disasters (</text:span><text:a xlink:type="simple" xlink:href="https://scholar.google.com/scholar?hl=en&amp;as_sdt=0%2C5&amp;q=Development+and+Climate+Change+in+Bangladesh&amp;btnG=" text:style-name="Internet_20_link" text:visited-style-name="Visited_20_Internet_20_Link"><text:span text:style-name="T25">https://scholar.google.com/scholar?hl=en&amp;as_sdt=0%2C5&amp;q=Development+and+Climate+Change+in+Bangladesh&amp;btnG=</text:span></text:a><text:span text:style-name="T26">). The location of the country is in low-lying floodplains at the confluence of three mighty Asian rivers, the Brahmaputra, the Ganges and the Meghna along with their numerous tributaries (</text:span><text:a xlink:type="simple" xlink:href="https://scholar.google.com/scholar?q=Climate+Change+Risks+and+Food+Security+in+Bangladesh,+World+Bank,+Sher-e-Bangla+Nagar&amp;hl=en&amp;as_sdt=0&amp;as_vis=1&amp;oi=scholart" text:style-name="Internet_20_link" text:visited-style-name="Visited_20_Internet_20_Link"><text:span text:style-name="T25">https://scholar.google.com/scholar?q=Climate+Change+Risks+and+Food+Security+in+Bangladesh,+World+Bank,+Sher-e-Bangla+Nagar&amp;hl=en&amp;as_sdt=0&amp;as_vis=1&amp;oi=scholart</text:span></text:a><text:span text:style-name="T26">).</text:span><text:span text:style-name="T4">Agriculture has played a critical role in Bangladesh's development and growth. It has been the backbone of the economy even before the country was born. Although it accounts for 16 percent of the gross domestic product (GDP), almost half (about 47 percent) of the working population depends on this sector. It plays a crucial role in food security and poverty mitigation. </text:span><text:a xlink:type="simple" xlink:href="https://www.thefinancialexpress.com.bd/views/views/envisioning-tech-and-data-driven-agriculture-in-bangladesh-1577458271" text:style-name="Internet_20_link" text:visited-style-name="Visited_20_Internet_20_Link"><text:span text:style-name="T26">https://www.thefinancialexpress.com.bd/views/views/envisioning-tech-and-data-driven-agriculture-in-bangladesh-1577458271</text:span></text:a><text:span text:style-name="T26"> Climate change and variability have human and non-human effects across the globe. Increasing temperatures, changing rainfall patterns, rising sea levels, and increasing frequency and intensity of extreme weather events are adversely affecting ecosystem functioning, agriculture and food security, infrastructure, water resources, and human health (Intergovernmental Panel on Climate Change (</text:span><text:a xlink:type="simple" xlink:href="https://scholar.google.com/scholar?q=IPCC+(2014),+“Climate+change+2014”,+Fifth+Assessment+Synthesis+Report,+Intergovernmental+Panel+on+Climate+Change,+Geneva.&amp;hl=en&amp;as_sdt=0&amp;as_vis=1&amp;oi=scholart" text:style-name="Internet_20_link" text:visited-style-name="Visited_20_Internet_20_Link"><text:span text:style-name="T25">https://scholar.google.com/scholar?q=IPCC+(2014),+%E2%80%9CClimate+change+2014%E2%80%9D,+Fifth+Assessment+Synthesis+Report,+Intergovernmental+Panel+on+Climate+Change,+Geneva.&amp;hl=en&amp;as_sdt=0&amp;as_vis=1&amp;oi=scholart</text:span></text:a><text:span text:style-name="T26">). Climate change will significantly affect crop productivity and efficiency and will lead to important changes in agricultural outcomes (</text:span><text:a xlink:type="simple" xlink:href="https://www.emerald.com/insight/content/doi/10.1108/IJCCSM-04-2018-0030/full/html#ref017" text:style-name="Internet_20_link" text:visited-style-name="Visited_20_Internet_20_Link"><text:span text:style-name="T25">IPCC, 2014</text:span></text:a><text:span text:style-name="T26">;</text:span><text:a xlink:type="simple" xlink:href="https://www.emerald.com/insight/content/doi/10.1108/IJCCSM-04-2018-0030/full/html#ref003" text:style-name="Internet_20_link" text:visited-style-name="Visited_20_Internet_20_Link"><text:span text:style-name="T25">Arshad </text:span></text:a><text:a xlink:type="simple" xlink:href="https://www.emerald.com/insight/content/doi/10.1108/IJCCSM-04-2018-0030/full/html#ref003" text:style-name="Internet_20_link" text:visited-style-name="Visited_20_Internet_20_Link"><text:span text:style-name="Emphasis"><text:span text:style-name="T25">et al.</text:span></text:span></text:a><text:a xlink:type="simple" xlink:href="https://www.emerald.com/insight/content/doi/10.1108/IJCCSM-04-2018-0030/full/html#ref003" text:style-name="Internet_20_link" text:visited-style-name="Visited_20_Internet_20_Link"><text:span text:style-name="T25">, 2018</text:span></text:a><text:span text:style-name="T26">). Moreover, extreme climatic events, soil salinity in coastal areas, and incidence of pests and diseases may result in additional adverse effects on agriculture sector (</text:span><text:a xlink:type="simple" xlink:href="https://scholar.google.com/scholar?q=Climate+change+and+extreme+weather+events%3B+implications+for+food+production,+plant+diseases,+and+pests&amp;hl=en&amp;as_sdt=0&amp;as_vis=1&amp;oi=scholart" text:style-name="Internet_20_link" text:visited-style-name="Visited_20_Internet_20_Link"><text:span text:style-name="T25">https://scholar.google.com/scholar?q=Climate+change+and+extreme+weather+events%3B+implications+for+food+production,+plant+diseases,+and+pests&amp;hl=en&amp;as_sdt=0&amp;as_vis=1&amp;oi=scholart</text:span></text:a><text:span text:style-name="T26">). Despite the technological advancement, the climate is still a fundamental determinant of agricultural productivity where temperature and rainfall act as primary drivers of crop production and by consequence rural food security </text:span><text:span text:style-name="T27">(</text:span><text:a xlink:type="simple" xlink:href="https://scholar.google.com/scholar?q=climate+change+impacts+on+global+food+security&amp;hl=en&amp;as_sdt=0&amp;as_vis=1&amp;oi=scholart" text:style-name="Internet_20_link" text:visited-style-name="Visited_20_Internet_20_Link"><text:span text:style-name="T27">https://scholar.google.com/scholar?q=climate+change+impacts+on+global+food+security&amp;hl=en&amp;as_sdt=0&amp;as_vis=1&amp;oi=scholart</text:span></text:a><text:span text:style-name="T26">). </text:span><text:span text:style-name="T74">climate </text:span><text:a xlink:type="simple" xlink:href="https://www.emerald.com/insight/content/doi/10.1108/IJCCSM-04-2018-0030/full/html#sec001" text:style-name="Internet_20_link" text:visited-style-name="Visited_20_Internet_20_Link"><text:span text:style-name="T73">https://www.emerald.com/insight/content/doi/10.1108/IJCCSM-04-2018-0030/full/html#sec001</text:span></text:a></text:p>
      <text:p text:style-name="P58"><text:span text:style-name="T58"/></text:p>
      <text:p text:style-name="P58"><text:span text:style-name="T58"/></text:p>
      <text:p text:style-name="P58"><text:span text:style-name="T58"/></text:p>
      <text:p text:style-name="P58"><text:span text:style-name="T58"/></text:p>
      <text:p text:style-name="P58"><text:span text:style-name="T58">By the use of Data Mining, we can also predict the crop yield. By fully analyze the previous data we can suggest the farmer for a better crop for the better yield [3].From ancient times agriculture has become the backbone of our country. Nowadays climatic conditions vary very often. So, it is hard to grow crops by understanding weather conditions[8]. We need to use some technology to find or understand the crop details and guide the farmers to grow crops accordingly. mostly understanding the temperature conditions is much necessary for </text:span><text:span text:style-name="T59">Bangladesh</text:span><text:span text:style-name="T58"> because we can improve the economy with the help of the crop prediction because it plays a major role in the </text:span><text:span text:style-name="T59">Bangladesh</text:span><text:span text:style-name="T58"> economy. Generally, machine learning algorithms will predict the most efficient output of the yield [11]. Previously yield is</text:span></text:p>
      <text:p text:style-name="P58"><text:span text:style-name="T58">predicted on the bases of the farmers prior experience but now weather conditions may change drastically so they cannot guess the yield [12]. so, technology can help them to predict the yield of the crop weather to go for that crop or no. machine learning model will understand the pattern of the crop and yield based on the several conditions and predicts the yield of the area in which he is going to crop [13].The challenge in it is to build the efficient model to predict the most efficient model to predict the output of the crop so try with the different algorithms and compare all the algorithms</text:span></text:p>
      <text:p text:style-name="P60"><text:span text:style-name="T58">and which one has the less error and </text:span><text:span text:style-name="T59">high accuracy,</text:span><text:span text:style-name="T58"> chose that model and predict the yield. From this paper, u can see the comparison of the </text:span><text:span text:style-name="T60">five ( </text:span><text:span text:style-name="T45">Random Forest, </text:span><text:span text:style-name="T46">Support vector regression, K-Nearest Neighbor, Decision Tree</text:span><text:span text:style-name="T45"> and </text:span><text:span text:style-name="T46">Artificial Neural Network</text:span><text:span text:style-name="T57">)</text:span><text:span text:style-name="T58"> algorithms, and predicting the output from the best model </text:span><text:span text:style-name="T60">from these five</text:span><text:span text:style-name="T58">.</text:span></text:p>
      <text:p text:style-name="P58"><text:span text:style-name="T58"/></text:p>
      <text:p text:style-name="P46"/>
      <text:p text:style-name="P46"/>
      <text:p text:style-name="P46"/>
      <text:p text:style-name="P4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ce style:name="Lohit Devanagari1" svg:font-family="'Lohit Devanagari'"/>
    <style:font-face style:name="Open Sans" svg:font-family="'Open Sans', sans-serif"/>
    <style:font-face style:name="medium-content-serif-font" svg:font-family="medium-content-serif-font, Georgia, Cambria, 'Times New Roman', Times, serif"/>
    <style:font-face style:name="medium-content-serif-font1" svg:font-family="medium-content-serif-font, Georgia, Cambria, 'Times New Roman', Times,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3T16:42:04.612597678</meta:creation-date>
    <dc:date>2020-05-13T05:43:19.153628142</dc:date>
    <meta:editing-duration>PT3H23M55S</meta:editing-duration>
    <meta:editing-cycles>22</meta:editing-cycles>
    <meta:generator>LibreOffice/6.3.5.2$Linux_X86_64 LibreOffice_project/30$Build-2</meta:generator>
    <meta:document-statistic meta:table-count="0" meta:image-count="0" meta:object-count="0" meta:page-count="5" meta:paragraph-count="126" meta:word-count="3313" meta:character-count="23032" meta:non-whitespace-character-count="18660"/>
  </office:meta>
</office:document-meta>
</file>